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po_actor_critic_log" table:style-name="ta1">
        <table:shapes>
          <draw:frame draw:z-index="0" draw:style-name="gr1" draw:text-style-name="P1" svg:width="6.2933in" svg:height="3.5453in" svg:x="3.9646in" svg:y="66.9799in">
            <draw:object draw:notify-on-update-of-ranges="ppo_actor_critic_log.B1:ppo_actor_critic_log.B1 ppo_actor_critic_log.B2:ppo_actor_critic_log.B401 ppo_actor_critic_log.C1:ppo_actor_critic_log.C1 ppo_actor_critic_log.C2:ppo_actor_critic_log.C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rewar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float" office:value="-233.7317" calcext:value-type="float">
            <text:p>-233.73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00" calcext:value-type="float">
            <text:p>4000</text:p>
          </table:table-cell>
          <table:table-cell office:value-type="float" office:value="-156.7201" calcext:value-type="float">
            <text:p>-156.72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00" calcext:value-type="float">
            <text:p>6000</text:p>
          </table:table-cell>
          <table:table-cell office:value-type="float" office:value="-163.4947" calcext:value-type="float">
            <text:p>-163.49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00" calcext:value-type="float">
            <text:p>8000</text:p>
          </table:table-cell>
          <table:table-cell office:value-type="float" office:value="-151.2972" calcext:value-type="float">
            <text:p>-151.29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" calcext:value-type="float">
            <text:p>10000</text:p>
          </table:table-cell>
          <table:table-cell office:value-type="float" office:value="-120.083" calcext:value-type="float">
            <text:p>-120.0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000" calcext:value-type="float">
            <text:p>12000</text:p>
          </table:table-cell>
          <table:table-cell office:value-type="float" office:value="-141.8928" calcext:value-type="float">
            <text:p>-141.89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000" calcext:value-type="float">
            <text:p>14000</text:p>
          </table:table-cell>
          <table:table-cell office:value-type="float" office:value="-121.564" calcext:value-type="float">
            <text:p>-121.5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000" calcext:value-type="float">
            <text:p>16000</text:p>
          </table:table-cell>
          <table:table-cell office:value-type="float" office:value="-120.3628" calcext:value-type="float">
            <text:p>-120.36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000" calcext:value-type="float">
            <text:p>18000</text:p>
          </table:table-cell>
          <table:table-cell office:value-type="float" office:value="-107.1832" calcext:value-type="float">
            <text:p>-107.18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000" calcext:value-type="float">
            <text:p>20000</text:p>
          </table:table-cell>
          <table:table-cell office:value-type="float" office:value="-89.8502" calcext:value-type="float">
            <text:p>-89.85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000" calcext:value-type="float">
            <text:p>22000</text:p>
          </table:table-cell>
          <table:table-cell office:value-type="float" office:value="-103.3161" calcext:value-type="float">
            <text:p>-103.316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000" calcext:value-type="float">
            <text:p>24000</text:p>
          </table:table-cell>
          <table:table-cell office:value-type="float" office:value="-93.885" calcext:value-type="float">
            <text:p>-93.88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000" calcext:value-type="float">
            <text:p>26000</text:p>
          </table:table-cell>
          <table:table-cell office:value-type="float" office:value="-86.397" calcext:value-type="float">
            <text:p>-86.39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8000" calcext:value-type="float">
            <text:p>28000</text:p>
          </table:table-cell>
          <table:table-cell office:value-type="float" office:value="-101.4124" calcext:value-type="float">
            <text:p>-101.412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000" calcext:value-type="float">
            <text:p>30000</text:p>
          </table:table-cell>
          <table:table-cell office:value-type="float" office:value="-81.2914" calcext:value-type="float">
            <text:p>-81.29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000" calcext:value-type="float">
            <text:p>32000</text:p>
          </table:table-cell>
          <table:table-cell office:value-type="float" office:value="-80.5873" calcext:value-type="float">
            <text:p>-80.587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4000" calcext:value-type="float">
            <text:p>34000</text:p>
          </table:table-cell>
          <table:table-cell office:value-type="float" office:value="-58.1462" calcext:value-type="float">
            <text:p>-58.14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000" calcext:value-type="float">
            <text:p>36000</text:p>
          </table:table-cell>
          <table:table-cell office:value-type="float" office:value="-69.6814" calcext:value-type="float">
            <text:p>-69.681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000" calcext:value-type="float">
            <text:p>38000</text:p>
          </table:table-cell>
          <table:table-cell office:value-type="float" office:value="-49.3753" calcext:value-type="float">
            <text:p>-49.375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000" calcext:value-type="float">
            <text:p>40000</text:p>
          </table:table-cell>
          <table:table-cell office:value-type="float" office:value="-57.0757" calcext:value-type="float">
            <text:p>-57.075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000" calcext:value-type="float">
            <text:p>42000</text:p>
          </table:table-cell>
          <table:table-cell office:value-type="float" office:value="-56.7938" calcext:value-type="float">
            <text:p>-56.793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4000" calcext:value-type="float">
            <text:p>44000</text:p>
          </table:table-cell>
          <table:table-cell office:value-type="float" office:value="-42.2997" calcext:value-type="float">
            <text:p>-42.29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6000" calcext:value-type="float">
            <text:p>46000</text:p>
          </table:table-cell>
          <table:table-cell office:value-type="float" office:value="-43.9516" calcext:value-type="float">
            <text:p>-43.95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000" calcext:value-type="float">
            <text:p>48000</text:p>
          </table:table-cell>
          <table:table-cell office:value-type="float" office:value="-38.8701" calcext:value-type="float">
            <text:p>-38.87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0000" calcext:value-type="float">
            <text:p>50000</text:p>
          </table:table-cell>
          <table:table-cell office:value-type="float" office:value="-32.297" calcext:value-type="float">
            <text:p>-32.2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000" calcext:value-type="float">
            <text:p>52000</text:p>
          </table:table-cell>
          <table:table-cell office:value-type="float" office:value="-39.665" calcext:value-type="float">
            <text:p>-39.6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4000" calcext:value-type="float">
            <text:p>54000</text:p>
          </table:table-cell>
          <table:table-cell office:value-type="float" office:value="-37.0483" calcext:value-type="float">
            <text:p>-37.048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6000" calcext:value-type="float">
            <text:p>56000</text:p>
          </table:table-cell>
          <table:table-cell office:value-type="float" office:value="-15.851" calcext:value-type="float">
            <text:p>-15.8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000" calcext:value-type="float">
            <text:p>58000</text:p>
          </table:table-cell>
          <table:table-cell office:value-type="float" office:value="-18.4478" calcext:value-type="float">
            <text:p>-18.447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0000" calcext:value-type="float">
            <text:p>60000</text:p>
          </table:table-cell>
          <table:table-cell office:value-type="float" office:value="-29.6002" calcext:value-type="float">
            <text:p>-29.60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2000" calcext:value-type="float">
            <text:p>62000</text:p>
          </table:table-cell>
          <table:table-cell office:value-type="float" office:value="-34.461" calcext:value-type="float">
            <text:p>-34.46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4000" calcext:value-type="float">
            <text:p>64000</text:p>
          </table:table-cell>
          <table:table-cell office:value-type="float" office:value="-6.2716" calcext:value-type="float">
            <text:p>-6.27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6000" calcext:value-type="float">
            <text:p>66000</text:p>
          </table:table-cell>
          <table:table-cell office:value-type="float" office:value="-4.1359" calcext:value-type="float">
            <text:p>-4.13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8000" calcext:value-type="float">
            <text:p>68000</text:p>
          </table:table-cell>
          <table:table-cell office:value-type="float" office:value="88.639" calcext:value-type="float">
            <text:p>88.63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0000" calcext:value-type="float">
            <text:p>70000</text:p>
          </table:table-cell>
          <table:table-cell office:value-type="float" office:value="-2.6375" calcext:value-type="float">
            <text:p>-2.637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2000" calcext:value-type="float">
            <text:p>72000</text:p>
          </table:table-cell>
          <table:table-cell office:value-type="float" office:value="5.2811" calcext:value-type="float">
            <text:p>5.28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4000" calcext:value-type="float">
            <text:p>74000</text:p>
          </table:table-cell>
          <table:table-cell office:value-type="float" office:value="-40.8094" calcext:value-type="float">
            <text:p>-40.809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6000" calcext:value-type="float">
            <text:p>76000</text:p>
          </table:table-cell>
          <table:table-cell office:value-type="float" office:value="-36.816" calcext:value-type="float">
            <text:p>-36.81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8000" calcext:value-type="float">
            <text:p>78000</text:p>
          </table:table-cell>
          <table:table-cell office:value-type="float" office:value="61.9298" calcext:value-type="float">
            <text:p>61.929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000" calcext:value-type="float">
            <text:p>80000</text:p>
          </table:table-cell>
          <table:table-cell office:value-type="float" office:value="-11.5733" calcext:value-type="float">
            <text:p>-11.573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2000" calcext:value-type="float">
            <text:p>82000</text:p>
          </table:table-cell>
          <table:table-cell office:value-type="float" office:value="-5.0175" calcext:value-type="float">
            <text:p>-5.01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4000" calcext:value-type="float">
            <text:p>84000</text:p>
          </table:table-cell>
          <table:table-cell office:value-type="float" office:value="56.6609" calcext:value-type="float">
            <text:p>56.660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6000" calcext:value-type="float">
            <text:p>86000</text:p>
          </table:table-cell>
          <table:table-cell office:value-type="float" office:value="158.5319" calcext:value-type="float">
            <text:p>158.531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8000" calcext:value-type="float">
            <text:p>88000</text:p>
          </table:table-cell>
          <table:table-cell office:value-type="float" office:value="-79.504" calcext:value-type="float">
            <text:p>-79.5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0000" calcext:value-type="float">
            <text:p>90000</text:p>
          </table:table-cell>
          <table:table-cell office:value-type="float" office:value="35.6704" calcext:value-type="float">
            <text:p>35.670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2000" calcext:value-type="float">
            <text:p>92000</text:p>
          </table:table-cell>
          <table:table-cell office:value-type="float" office:value="-117.6971" calcext:value-type="float">
            <text:p>-117.69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4000" calcext:value-type="float">
            <text:p>94000</text:p>
          </table:table-cell>
          <table:table-cell office:value-type="float" office:value="0.2447" calcext:value-type="float">
            <text:p>0.244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6000" calcext:value-type="float">
            <text:p>96000</text:p>
          </table:table-cell>
          <table:table-cell office:value-type="float" office:value="-50.6196" calcext:value-type="float">
            <text:p>-50.619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8000" calcext:value-type="float">
            <text:p>98000</text:p>
          </table:table-cell>
          <table:table-cell office:value-type="float" office:value="-60.4" calcext:value-type="float">
            <text:p>-60.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.9225" calcext:value-type="float">
            <text:p>56.922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2000" calcext:value-type="float">
            <text:p>102000</text:p>
          </table:table-cell>
          <table:table-cell office:value-type="float" office:value="74.4841" calcext:value-type="float">
            <text:p>74.48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4000" calcext:value-type="float">
            <text:p>104000</text:p>
          </table:table-cell>
          <table:table-cell office:value-type="float" office:value="-9.458" calcext:value-type="float">
            <text:p>-9.45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6000" calcext:value-type="float">
            <text:p>106000</text:p>
          </table:table-cell>
          <table:table-cell office:value-type="float" office:value="-27.7632" calcext:value-type="float">
            <text:p>-27.763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8000" calcext:value-type="float">
            <text:p>108000</text:p>
          </table:table-cell>
          <table:table-cell office:value-type="float" office:value="-69.7534" calcext:value-type="float">
            <text:p>-69.753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0000" calcext:value-type="float">
            <text:p>110000</text:p>
          </table:table-cell>
          <table:table-cell office:value-type="float" office:value="6.1922" calcext:value-type="float">
            <text:p>6.192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2000" calcext:value-type="float">
            <text:p>112000</text:p>
          </table:table-cell>
          <table:table-cell office:value-type="float" office:value="-45.9577" calcext:value-type="float">
            <text:p>-45.957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4000" calcext:value-type="float">
            <text:p>114000</text:p>
          </table:table-cell>
          <table:table-cell office:value-type="float" office:value="-22.3886" calcext:value-type="float">
            <text:p>-22.388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6000" calcext:value-type="float">
            <text:p>116000</text:p>
          </table:table-cell>
          <table:table-cell office:value-type="float" office:value="9.8142" calcext:value-type="float">
            <text:p>9.814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8000" calcext:value-type="float">
            <text:p>118000</text:p>
          </table:table-cell>
          <table:table-cell office:value-type="float" office:value="80.9373" calcext:value-type="float">
            <text:p>80.937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20000" calcext:value-type="float">
            <text:p>120000</text:p>
          </table:table-cell>
          <table:table-cell office:value-type="float" office:value="-43.9566" calcext:value-type="float">
            <text:p>-43.956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22000" calcext:value-type="float">
            <text:p>122000</text:p>
          </table:table-cell>
          <table:table-cell office:value-type="float" office:value="71.8555" calcext:value-type="float">
            <text:p>71.855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4000" calcext:value-type="float">
            <text:p>124000</text:p>
          </table:table-cell>
          <table:table-cell office:value-type="float" office:value="171.0252" calcext:value-type="float">
            <text:p>171.025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6000" calcext:value-type="float">
            <text:p>126000</text:p>
          </table:table-cell>
          <table:table-cell office:value-type="float" office:value="110.5663" calcext:value-type="float">
            <text:p>110.566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8000" calcext:value-type="float">
            <text:p>128000</text:p>
          </table:table-cell>
          <table:table-cell office:value-type="float" office:value="57.8437" calcext:value-type="float">
            <text:p>57.843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2.0308" calcext:value-type="float">
            <text:p>52.030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32000" calcext:value-type="float">
            <text:p>132000</text:p>
          </table:table-cell>
          <table:table-cell office:value-type="float" office:value="52.2438" calcext:value-type="float">
            <text:p>52.243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34000" calcext:value-type="float">
            <text:p>134000</text:p>
          </table:table-cell>
          <table:table-cell office:value-type="float" office:value="82.1625" calcext:value-type="float">
            <text:p>82.16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36000" calcext:value-type="float">
            <text:p>136000</text:p>
          </table:table-cell>
          <table:table-cell office:value-type="float" office:value="65.1298" calcext:value-type="float">
            <text:p>65.129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38000" calcext:value-type="float">
            <text:p>138000</text:p>
          </table:table-cell>
          <table:table-cell office:value-type="float" office:value="53.4636" calcext:value-type="float">
            <text:p>53.463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0000" calcext:value-type="float">
            <text:p>140000</text:p>
          </table:table-cell>
          <table:table-cell office:value-type="float" office:value="90.0076" calcext:value-type="float">
            <text:p>90.007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2000" calcext:value-type="float">
            <text:p>142000</text:p>
          </table:table-cell>
          <table:table-cell office:value-type="float" office:value="4.2022" calcext:value-type="float">
            <text:p>4.202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000" calcext:value-type="float">
            <text:p>144000</text:p>
          </table:table-cell>
          <table:table-cell office:value-type="float" office:value="54.3447" calcext:value-type="float">
            <text:p>54.344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6000" calcext:value-type="float">
            <text:p>146000</text:p>
          </table:table-cell>
          <table:table-cell office:value-type="float" office:value="128.2651" calcext:value-type="float">
            <text:p>128.265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8000" calcext:value-type="float">
            <text:p>148000</text:p>
          </table:table-cell>
          <table:table-cell office:value-type="float" office:value="156.7443" calcext:value-type="float">
            <text:p>156.744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5.066" calcext:value-type="float">
            <text:p>115.06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2000" calcext:value-type="float">
            <text:p>152000</text:p>
          </table:table-cell>
          <table:table-cell office:value-type="float" office:value="112.556" calcext:value-type="float">
            <text:p>112.55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54000" calcext:value-type="float">
            <text:p>154000</text:p>
          </table:table-cell>
          <table:table-cell office:value-type="float" office:value="58.2203" calcext:value-type="float">
            <text:p>58.220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6000" calcext:value-type="float">
            <text:p>156000</text:p>
          </table:table-cell>
          <table:table-cell office:value-type="float" office:value="224.0864" calcext:value-type="float">
            <text:p>224.086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8000" calcext:value-type="float">
            <text:p>158000</text:p>
          </table:table-cell>
          <table:table-cell office:value-type="float" office:value="147.9252" calcext:value-type="float">
            <text:p>147.925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60000" calcext:value-type="float">
            <text:p>160000</text:p>
          </table:table-cell>
          <table:table-cell office:value-type="float" office:value="78.7389" calcext:value-type="float">
            <text:p>78.738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62000" calcext:value-type="float">
            <text:p>162000</text:p>
          </table:table-cell>
          <table:table-cell office:value-type="float" office:value="-79.4659" calcext:value-type="float">
            <text:p>-79.465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64000" calcext:value-type="float">
            <text:p>164000</text:p>
          </table:table-cell>
          <table:table-cell office:value-type="float" office:value="-11.6984" calcext:value-type="float">
            <text:p>-11.698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6000" calcext:value-type="float">
            <text:p>166000</text:p>
          </table:table-cell>
          <table:table-cell office:value-type="float" office:value="27.6985" calcext:value-type="float">
            <text:p>27.698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8000" calcext:value-type="float">
            <text:p>168000</text:p>
          </table:table-cell>
          <table:table-cell office:value-type="float" office:value="27.0868" calcext:value-type="float">
            <text:p>27.086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70000" calcext:value-type="float">
            <text:p>170000</text:p>
          </table:table-cell>
          <table:table-cell office:value-type="float" office:value="66.1173" calcext:value-type="float">
            <text:p>66.117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72000" calcext:value-type="float">
            <text:p>172000</text:p>
          </table:table-cell>
          <table:table-cell office:value-type="float" office:value="43.3105" calcext:value-type="float">
            <text:p>43.310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74000" calcext:value-type="float">
            <text:p>174000</text:p>
          </table:table-cell>
          <table:table-cell office:value-type="float" office:value="23.0007" calcext:value-type="float">
            <text:p>23.000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6000" calcext:value-type="float">
            <text:p>176000</text:p>
          </table:table-cell>
          <table:table-cell office:value-type="float" office:value="91.2532" calcext:value-type="float">
            <text:p>91.25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78000" calcext:value-type="float">
            <text:p>178000</text:p>
          </table:table-cell>
          <table:table-cell office:value-type="float" office:value="78.307" calcext:value-type="float">
            <text:p>78.3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142.9297" calcext:value-type="float">
            <text:p>142.929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82000" calcext:value-type="float">
            <text:p>182000</text:p>
          </table:table-cell>
          <table:table-cell office:value-type="float" office:value="68.7557" calcext:value-type="float">
            <text:p>68.755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84000" calcext:value-type="float">
            <text:p>184000</text:p>
          </table:table-cell>
          <table:table-cell office:value-type="float" office:value="32.9882" calcext:value-type="float">
            <text:p>32.988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66.1961" calcext:value-type="float">
            <text:p>166.196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8000" calcext:value-type="float">
            <text:p>188000</text:p>
          </table:table-cell>
          <table:table-cell office:value-type="float" office:value="56.364" calcext:value-type="float">
            <text:p>56.36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90000" calcext:value-type="float">
            <text:p>190000</text:p>
          </table:table-cell>
          <table:table-cell office:value-type="float" office:value="92.549" calcext:value-type="float">
            <text:p>92.54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92000" calcext:value-type="float">
            <text:p>192000</text:p>
          </table:table-cell>
          <table:table-cell office:value-type="float" office:value="75.494" calcext:value-type="float">
            <text:p>75.49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4000" calcext:value-type="float">
            <text:p>194000</text:p>
          </table:table-cell>
          <table:table-cell office:value-type="float" office:value="-59.4858" calcext:value-type="float">
            <text:p>-59.485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6000" calcext:value-type="float">
            <text:p>196000</text:p>
          </table:table-cell>
          <table:table-cell office:value-type="float" office:value="77.1323" calcext:value-type="float">
            <text:p>77.132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98000" calcext:value-type="float">
            <text:p>198000</text:p>
          </table:table-cell>
          <table:table-cell office:value-type="float" office:value="123.1302" calcext:value-type="float">
            <text:p>123.130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0000" calcext:value-type="float">
            <text:p>200000</text:p>
          </table:table-cell>
          <table:table-cell office:value-type="float" office:value="57.3104" calcext:value-type="float">
            <text:p>57.310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2000" calcext:value-type="float">
            <text:p>202000</text:p>
          </table:table-cell>
          <table:table-cell office:value-type="float" office:value="21.7083" calcext:value-type="float">
            <text:p>21.708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4000" calcext:value-type="float">
            <text:p>204000</text:p>
          </table:table-cell>
          <table:table-cell office:value-type="float" office:value="133.3424" calcext:value-type="float">
            <text:p>133.34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6000" calcext:value-type="float">
            <text:p>206000</text:p>
          </table:table-cell>
          <table:table-cell office:value-type="float" office:value="91.867" calcext:value-type="float">
            <text:p>91.86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8000" calcext:value-type="float">
            <text:p>208000</text:p>
          </table:table-cell>
          <table:table-cell office:value-type="float" office:value="121.8487" calcext:value-type="float">
            <text:p>121.848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10000" calcext:value-type="float">
            <text:p>210000</text:p>
          </table:table-cell>
          <table:table-cell office:value-type="float" office:value="81.5168" calcext:value-type="float">
            <text:p>81.516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12000" calcext:value-type="float">
            <text:p>212000</text:p>
          </table:table-cell>
          <table:table-cell office:value-type="float" office:value="82.77" calcext:value-type="float">
            <text:p>82.7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14000" calcext:value-type="float">
            <text:p>214000</text:p>
          </table:table-cell>
          <table:table-cell office:value-type="float" office:value="-60.0224" calcext:value-type="float">
            <text:p>-60.02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16000" calcext:value-type="float">
            <text:p>216000</text:p>
          </table:table-cell>
          <table:table-cell office:value-type="float" office:value="6.4363" calcext:value-type="float">
            <text:p>6.436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18000" calcext:value-type="float">
            <text:p>218000</text:p>
          </table:table-cell>
          <table:table-cell office:value-type="float" office:value="117.5378" calcext:value-type="float">
            <text:p>117.537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0000" calcext:value-type="float">
            <text:p>220000</text:p>
          </table:table-cell>
          <table:table-cell office:value-type="float" office:value="42.0358" calcext:value-type="float">
            <text:p>42.035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28.8471" calcext:value-type="float">
            <text:p>128.847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4000" calcext:value-type="float">
            <text:p>224000</text:p>
          </table:table-cell>
          <table:table-cell office:value-type="float" office:value="44.6777" calcext:value-type="float">
            <text:p>44.677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6000" calcext:value-type="float">
            <text:p>226000</text:p>
          </table:table-cell>
          <table:table-cell office:value-type="float" office:value="96.7424" calcext:value-type="float">
            <text:p>96.742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8000" calcext:value-type="float">
            <text:p>228000</text:p>
          </table:table-cell>
          <table:table-cell office:value-type="float" office:value="52.6319" calcext:value-type="float">
            <text:p>52.631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30000" calcext:value-type="float">
            <text:p>230000</text:p>
          </table:table-cell>
          <table:table-cell office:value-type="float" office:value="74.5975" calcext:value-type="float">
            <text:p>74.597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32000" calcext:value-type="float">
            <text:p>232000</text:p>
          </table:table-cell>
          <table:table-cell office:value-type="float" office:value="72.9656" calcext:value-type="float">
            <text:p>72.965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34000" calcext:value-type="float">
            <text:p>234000</text:p>
          </table:table-cell>
          <table:table-cell office:value-type="float" office:value="105.0232" calcext:value-type="float">
            <text:p>105.023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36000" calcext:value-type="float">
            <text:p>236000</text:p>
          </table:table-cell>
          <table:table-cell office:value-type="float" office:value="69.5525" calcext:value-type="float">
            <text:p>69.552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38000" calcext:value-type="float">
            <text:p>238000</text:p>
          </table:table-cell>
          <table:table-cell office:value-type="float" office:value="90.0097" calcext:value-type="float">
            <text:p>90.009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40000" calcext:value-type="float">
            <text:p>240000</text:p>
          </table:table-cell>
          <table:table-cell office:value-type="float" office:value="78.2564" calcext:value-type="float">
            <text:p>78.256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42000" calcext:value-type="float">
            <text:p>242000</text:p>
          </table:table-cell>
          <table:table-cell office:value-type="float" office:value="2.1126" calcext:value-type="float">
            <text:p>2.112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4000" calcext:value-type="float">
            <text:p>244000</text:p>
          </table:table-cell>
          <table:table-cell office:value-type="float" office:value="128.866" calcext:value-type="float">
            <text:p>128.86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46000" calcext:value-type="float">
            <text:p>246000</text:p>
          </table:table-cell>
          <table:table-cell office:value-type="float" office:value="78.7557" calcext:value-type="float">
            <text:p>78.755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48000" calcext:value-type="float">
            <text:p>248000</text:p>
          </table:table-cell>
          <table:table-cell office:value-type="float" office:value="97.2326" calcext:value-type="float">
            <text:p>97.232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7.0051" calcext:value-type="float">
            <text:p>137.005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52000" calcext:value-type="float">
            <text:p>252000</text:p>
          </table:table-cell>
          <table:table-cell office:value-type="float" office:value="97.7653" calcext:value-type="float">
            <text:p>97.765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54000" calcext:value-type="float">
            <text:p>254000</text:p>
          </table:table-cell>
          <table:table-cell office:value-type="float" office:value="97.2482" calcext:value-type="float">
            <text:p>97.248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56000" calcext:value-type="float">
            <text:p>256000</text:p>
          </table:table-cell>
          <table:table-cell office:value-type="float" office:value="46.6133" calcext:value-type="float">
            <text:p>46.613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58000" calcext:value-type="float">
            <text:p>258000</text:p>
          </table:table-cell>
          <table:table-cell office:value-type="float" office:value="133.2146" calcext:value-type="float">
            <text:p>133.214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60000" calcext:value-type="float">
            <text:p>260000</text:p>
          </table:table-cell>
          <table:table-cell office:value-type="float" office:value="136.5972" calcext:value-type="float">
            <text:p>136.597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62000" calcext:value-type="float">
            <text:p>262000</text:p>
          </table:table-cell>
          <table:table-cell office:value-type="float" office:value="132.9396" calcext:value-type="float">
            <text:p>132.939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64000" calcext:value-type="float">
            <text:p>264000</text:p>
          </table:table-cell>
          <table:table-cell office:value-type="float" office:value="126.875" calcext:value-type="float">
            <text:p>126.87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66000" calcext:value-type="float">
            <text:p>266000</text:p>
          </table:table-cell>
          <table:table-cell office:value-type="float" office:value="89.2755" calcext:value-type="float">
            <text:p>89.275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68000" calcext:value-type="float">
            <text:p>268000</text:p>
          </table:table-cell>
          <table:table-cell office:value-type="float" office:value="60.3342" calcext:value-type="float">
            <text:p>60.334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70000" calcext:value-type="float">
            <text:p>270000</text:p>
          </table:table-cell>
          <table:table-cell office:value-type="float" office:value="51.6504" calcext:value-type="float">
            <text:p>51.650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72000" calcext:value-type="float">
            <text:p>272000</text:p>
          </table:table-cell>
          <table:table-cell office:value-type="float" office:value="58.7062" calcext:value-type="float">
            <text:p>58.706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74000" calcext:value-type="float">
            <text:p>274000</text:p>
          </table:table-cell>
          <table:table-cell office:value-type="float" office:value="140.3965" calcext:value-type="float">
            <text:p>140.396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76000" calcext:value-type="float">
            <text:p>276000</text:p>
          </table:table-cell>
          <table:table-cell office:value-type="float" office:value="30.506" calcext:value-type="float">
            <text:p>30.50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78000" calcext:value-type="float">
            <text:p>278000</text:p>
          </table:table-cell>
          <table:table-cell office:value-type="float" office:value="55.0786" calcext:value-type="float">
            <text:p>55.078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80000" calcext:value-type="float">
            <text:p>280000</text:p>
          </table:table-cell>
          <table:table-cell office:value-type="float" office:value="79.8973" calcext:value-type="float">
            <text:p>79.897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82000" calcext:value-type="float">
            <text:p>282000</text:p>
          </table:table-cell>
          <table:table-cell office:value-type="float" office:value="80.5314" calcext:value-type="float">
            <text:p>80.531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84000" calcext:value-type="float">
            <text:p>284000</text:p>
          </table:table-cell>
          <table:table-cell office:value-type="float" office:value="102.243" calcext:value-type="float">
            <text:p>102.24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86000" calcext:value-type="float">
            <text:p>286000</text:p>
          </table:table-cell>
          <table:table-cell office:value-type="float" office:value="100.3752" calcext:value-type="float">
            <text:p>100.375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88000" calcext:value-type="float">
            <text:p>288000</text:p>
          </table:table-cell>
          <table:table-cell office:value-type="float" office:value="57.6223" calcext:value-type="float">
            <text:p>57.622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90000" calcext:value-type="float">
            <text:p>290000</text:p>
          </table:table-cell>
          <table:table-cell office:value-type="float" office:value="109.5515" calcext:value-type="float">
            <text:p>109.551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92000" calcext:value-type="float">
            <text:p>292000</text:p>
          </table:table-cell>
          <table:table-cell office:value-type="float" office:value="114.4392" calcext:value-type="float">
            <text:p>114.439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94000" calcext:value-type="float">
            <text:p>294000</text:p>
          </table:table-cell>
          <table:table-cell office:value-type="float" office:value="62.3744" calcext:value-type="float">
            <text:p>62.374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96000" calcext:value-type="float">
            <text:p>296000</text:p>
          </table:table-cell>
          <table:table-cell office:value-type="float" office:value="-5.4454" calcext:value-type="float">
            <text:p>-5.445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98000" calcext:value-type="float">
            <text:p>298000</text:p>
          </table:table-cell>
          <table:table-cell office:value-type="float" office:value="44.4896" calcext:value-type="float">
            <text:p>44.489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3.2995" calcext:value-type="float">
            <text:p>123.299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02000" calcext:value-type="float">
            <text:p>302000</text:p>
          </table:table-cell>
          <table:table-cell office:value-type="float" office:value="30.0886" calcext:value-type="float">
            <text:p>30.088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04000" calcext:value-type="float">
            <text:p>304000</text:p>
          </table:table-cell>
          <table:table-cell office:value-type="float" office:value="156.3845" calcext:value-type="float">
            <text:p>156.384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06000" calcext:value-type="float">
            <text:p>306000</text:p>
          </table:table-cell>
          <table:table-cell office:value-type="float" office:value="93.6053" calcext:value-type="float">
            <text:p>93.605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08000" calcext:value-type="float">
            <text:p>308000</text:p>
          </table:table-cell>
          <table:table-cell office:value-type="float" office:value="72.6712" calcext:value-type="float">
            <text:p>72.671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10000" calcext:value-type="float">
            <text:p>310000</text:p>
          </table:table-cell>
          <table:table-cell office:value-type="float" office:value="114.1396" calcext:value-type="float">
            <text:p>114.139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12000" calcext:value-type="float">
            <text:p>312000</text:p>
          </table:table-cell>
          <table:table-cell office:value-type="float" office:value="61.5893" calcext:value-type="float">
            <text:p>61.589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14000" calcext:value-type="float">
            <text:p>314000</text:p>
          </table:table-cell>
          <table:table-cell office:value-type="float" office:value="56.3958" calcext:value-type="float">
            <text:p>56.395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16000" calcext:value-type="float">
            <text:p>316000</text:p>
          </table:table-cell>
          <table:table-cell office:value-type="float" office:value="62.4737" calcext:value-type="float">
            <text:p>62.473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18000" calcext:value-type="float">
            <text:p>318000</text:p>
          </table:table-cell>
          <table:table-cell office:value-type="float" office:value="28.2168" calcext:value-type="float">
            <text:p>28.216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20000" calcext:value-type="float">
            <text:p>320000</text:p>
          </table:table-cell>
          <table:table-cell office:value-type="float" office:value="178.3784" calcext:value-type="float">
            <text:p>178.378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22000" calcext:value-type="float">
            <text:p>322000</text:p>
          </table:table-cell>
          <table:table-cell office:value-type="float" office:value="51.2068" calcext:value-type="float">
            <text:p>51.206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24000" calcext:value-type="float">
            <text:p>324000</text:p>
          </table:table-cell>
          <table:table-cell office:value-type="float" office:value="113.1854" calcext:value-type="float">
            <text:p>113.185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26000" calcext:value-type="float">
            <text:p>326000</text:p>
          </table:table-cell>
          <table:table-cell office:value-type="float" office:value="86.4057" calcext:value-type="float">
            <text:p>86.405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28000" calcext:value-type="float">
            <text:p>328000</text:p>
          </table:table-cell>
          <table:table-cell office:value-type="float" office:value="46.3727" calcext:value-type="float">
            <text:p>46.3727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30000" calcext:value-type="float">
            <text:p>330000</text:p>
          </table:table-cell>
          <table:table-cell office:value-type="float" office:value="-8.8872" calcext:value-type="float">
            <text:p>-8.887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32000" calcext:value-type="float">
            <text:p>332000</text:p>
          </table:table-cell>
          <table:table-cell office:value-type="float" office:value="103.9062" calcext:value-type="float">
            <text:p>103.906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34000" calcext:value-type="float">
            <text:p>334000</text:p>
          </table:table-cell>
          <table:table-cell office:value-type="float" office:value="146.0575" calcext:value-type="float">
            <text:p>146.057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36000" calcext:value-type="float">
            <text:p>336000</text:p>
          </table:table-cell>
          <table:table-cell office:value-type="float" office:value="101.2431" calcext:value-type="float">
            <text:p>101.243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38000" calcext:value-type="float">
            <text:p>338000</text:p>
          </table:table-cell>
          <table:table-cell office:value-type="float" office:value="74.5267" calcext:value-type="float">
            <text:p>74.526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40000" calcext:value-type="float">
            <text:p>340000</text:p>
          </table:table-cell>
          <table:table-cell office:value-type="float" office:value="51.7491" calcext:value-type="float">
            <text:p>51.749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42000" calcext:value-type="float">
            <text:p>342000</text:p>
          </table:table-cell>
          <table:table-cell office:value-type="float" office:value="147.6024" calcext:value-type="float">
            <text:p>147.602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44000" calcext:value-type="float">
            <text:p>344000</text:p>
          </table:table-cell>
          <table:table-cell office:value-type="float" office:value="65.7085" calcext:value-type="float">
            <text:p>65.708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46000" calcext:value-type="float">
            <text:p>346000</text:p>
          </table:table-cell>
          <table:table-cell office:value-type="float" office:value="70.0077" calcext:value-type="float">
            <text:p>70.007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48000" calcext:value-type="float">
            <text:p>348000</text:p>
          </table:table-cell>
          <table:table-cell office:value-type="float" office:value="120.9365" calcext:value-type="float">
            <text:p>120.936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50000" calcext:value-type="float">
            <text:p>350000</text:p>
          </table:table-cell>
          <table:table-cell office:value-type="float" office:value="69.063" calcext:value-type="float">
            <text:p>69.06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52000" calcext:value-type="float">
            <text:p>352000</text:p>
          </table:table-cell>
          <table:table-cell office:value-type="float" office:value="7.9528" calcext:value-type="float">
            <text:p>7.952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54000" calcext:value-type="float">
            <text:p>354000</text:p>
          </table:table-cell>
          <table:table-cell office:value-type="float" office:value="101.391" calcext:value-type="float">
            <text:p>101.39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56000" calcext:value-type="float">
            <text:p>356000</text:p>
          </table:table-cell>
          <table:table-cell office:value-type="float" office:value="147.1319" calcext:value-type="float">
            <text:p>147.131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58000" calcext:value-type="float">
            <text:p>358000</text:p>
          </table:table-cell>
          <table:table-cell office:value-type="float" office:value="130.7028" calcext:value-type="float">
            <text:p>130.702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60000" calcext:value-type="float">
            <text:p>360000</text:p>
          </table:table-cell>
          <table:table-cell office:value-type="float" office:value="116.2538" calcext:value-type="float">
            <text:p>116.253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62000" calcext:value-type="float">
            <text:p>362000</text:p>
          </table:table-cell>
          <table:table-cell office:value-type="float" office:value="137.2758" calcext:value-type="float">
            <text:p>137.275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64000" calcext:value-type="float">
            <text:p>364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66000" calcext:value-type="float">
            <text:p>366000</text:p>
          </table:table-cell>
          <table:table-cell office:value-type="float" office:value="128.0322" calcext:value-type="float">
            <text:p>128.032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68000" calcext:value-type="float">
            <text:p>368000</text:p>
          </table:table-cell>
          <table:table-cell office:value-type="float" office:value="136.9119" calcext:value-type="float">
            <text:p>136.911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70000" calcext:value-type="float">
            <text:p>370000</text:p>
          </table:table-cell>
          <table:table-cell office:value-type="float" office:value="120.5204" calcext:value-type="float">
            <text:p>120.520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72000" calcext:value-type="float">
            <text:p>372000</text:p>
          </table:table-cell>
          <table:table-cell office:value-type="float" office:value="34.8875" calcext:value-type="float">
            <text:p>34.887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74000" calcext:value-type="float">
            <text:p>374000</text:p>
          </table:table-cell>
          <table:table-cell office:value-type="float" office:value="147.6521" calcext:value-type="float">
            <text:p>147.652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76000" calcext:value-type="float">
            <text:p>376000</text:p>
          </table:table-cell>
          <table:table-cell office:value-type="float" office:value="66.3233" calcext:value-type="float">
            <text:p>66.323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78000" calcext:value-type="float">
            <text:p>378000</text:p>
          </table:table-cell>
          <table:table-cell office:value-type="float" office:value="151.8349" calcext:value-type="float">
            <text:p>151.834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80000" calcext:value-type="float">
            <text:p>380000</text:p>
          </table:table-cell>
          <table:table-cell office:value-type="float" office:value="151.6995" calcext:value-type="float">
            <text:p>151.699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82000" calcext:value-type="float">
            <text:p>382000</text:p>
          </table:table-cell>
          <table:table-cell office:value-type="float" office:value="103.7286" calcext:value-type="float">
            <text:p>103.7286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84000" calcext:value-type="float">
            <text:p>384000</text:p>
          </table:table-cell>
          <table:table-cell office:value-type="float" office:value="105.912" calcext:value-type="float">
            <text:p>105.91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86000" calcext:value-type="float">
            <text:p>386000</text:p>
          </table:table-cell>
          <table:table-cell office:value-type="float" office:value="42.0073" calcext:value-type="float">
            <text:p>42.007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88000" calcext:value-type="float">
            <text:p>388000</text:p>
          </table:table-cell>
          <table:table-cell office:value-type="float" office:value="163.3018" calcext:value-type="float">
            <text:p>163.301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90000" calcext:value-type="float">
            <text:p>390000</text:p>
          </table:table-cell>
          <table:table-cell office:value-type="float" office:value="55.4469" calcext:value-type="float">
            <text:p>55.4469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92000" calcext:value-type="float">
            <text:p>392000</text:p>
          </table:table-cell>
          <table:table-cell office:value-type="float" office:value="127.7363" calcext:value-type="float">
            <text:p>127.736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94000" calcext:value-type="float">
            <text:p>394000</text:p>
          </table:table-cell>
          <table:table-cell office:value-type="float" office:value="140.0316" calcext:value-type="float">
            <text:p>140.031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96000" calcext:value-type="float">
            <text:p>396000</text:p>
          </table:table-cell>
          <table:table-cell office:value-type="float" office:value="140.5999" calcext:value-type="float">
            <text:p>140.599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98000" calcext:value-type="float">
            <text:p>398000</text:p>
          </table:table-cell>
          <table:table-cell office:value-type="float" office:value="27.5347" calcext:value-type="float">
            <text:p>27.534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00000" calcext:value-type="float">
            <text:p>400000</text:p>
          </table:table-cell>
          <table:table-cell office:value-type="float" office:value="81.8805" calcext:value-type="float">
            <text:p>81.880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02000" calcext:value-type="float">
            <text:p>402000</text:p>
          </table:table-cell>
          <table:table-cell office:value-type="float" office:value="120.9513" calcext:value-type="float">
            <text:p>120.951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04000" calcext:value-type="float">
            <text:p>404000</text:p>
          </table:table-cell>
          <table:table-cell office:value-type="float" office:value="110.3792" calcext:value-type="float">
            <text:p>110.379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06000" calcext:value-type="float">
            <text:p>406000</text:p>
          </table:table-cell>
          <table:table-cell office:value-type="float" office:value="150.9719" calcext:value-type="float">
            <text:p>150.971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08000" calcext:value-type="float">
            <text:p>408000</text:p>
          </table:table-cell>
          <table:table-cell office:value-type="float" office:value="141.2651" calcext:value-type="float">
            <text:p>141.265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10000" calcext:value-type="float">
            <text:p>410000</text:p>
          </table:table-cell>
          <table:table-cell office:value-type="float" office:value="69.9312" calcext:value-type="float">
            <text:p>69.931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12000" calcext:value-type="float">
            <text:p>412000</text:p>
          </table:table-cell>
          <table:table-cell office:value-type="float" office:value="93.7187" calcext:value-type="float">
            <text:p>93.718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14000" calcext:value-type="float">
            <text:p>414000</text:p>
          </table:table-cell>
          <table:table-cell office:value-type="float" office:value="145.0118" calcext:value-type="float">
            <text:p>145.011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16000" calcext:value-type="float">
            <text:p>416000</text:p>
          </table:table-cell>
          <table:table-cell office:value-type="float" office:value="72.7354" calcext:value-type="float">
            <text:p>72.735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18000" calcext:value-type="float">
            <text:p>418000</text:p>
          </table:table-cell>
          <table:table-cell office:value-type="float" office:value="55.9433" calcext:value-type="float">
            <text:p>55.943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20000" calcext:value-type="float">
            <text:p>420000</text:p>
          </table:table-cell>
          <table:table-cell office:value-type="float" office:value="41.3704" calcext:value-type="float">
            <text:p>41.370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22000" calcext:value-type="float">
            <text:p>422000</text:p>
          </table:table-cell>
          <table:table-cell office:value-type="float" office:value="163.4818" calcext:value-type="float">
            <text:p>163.481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24000" calcext:value-type="float">
            <text:p>424000</text:p>
          </table:table-cell>
          <table:table-cell office:value-type="float" office:value="98.7344" calcext:value-type="float">
            <text:p>98.734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26000" calcext:value-type="float">
            <text:p>426000</text:p>
          </table:table-cell>
          <table:table-cell office:value-type="float" office:value="108.3287" calcext:value-type="float">
            <text:p>108.328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28000" calcext:value-type="float">
            <text:p>428000</text:p>
          </table:table-cell>
          <table:table-cell office:value-type="float" office:value="128.0851" calcext:value-type="float">
            <text:p>128.085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30000" calcext:value-type="float">
            <text:p>430000</text:p>
          </table:table-cell>
          <table:table-cell office:value-type="float" office:value="47.9936" calcext:value-type="float">
            <text:p>47.993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32000" calcext:value-type="float">
            <text:p>432000</text:p>
          </table:table-cell>
          <table:table-cell office:value-type="float" office:value="122.4401" calcext:value-type="float">
            <text:p>122.440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34000" calcext:value-type="float">
            <text:p>434000</text:p>
          </table:table-cell>
          <table:table-cell office:value-type="float" office:value="146.4644" calcext:value-type="float">
            <text:p>146.464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36000" calcext:value-type="float">
            <text:p>436000</text:p>
          </table:table-cell>
          <table:table-cell office:value-type="float" office:value="94.8664" calcext:value-type="float">
            <text:p>94.866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38000" calcext:value-type="float">
            <text:p>438000</text:p>
          </table:table-cell>
          <table:table-cell office:value-type="float" office:value="80.3732" calcext:value-type="float">
            <text:p>80.373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40000" calcext:value-type="float">
            <text:p>440000</text:p>
          </table:table-cell>
          <table:table-cell office:value-type="float" office:value="110.9866" calcext:value-type="float">
            <text:p>110.986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42000" calcext:value-type="float">
            <text:p>442000</text:p>
          </table:table-cell>
          <table:table-cell office:value-type="float" office:value="50.8336" calcext:value-type="float">
            <text:p>50.833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44000" calcext:value-type="float">
            <text:p>444000</text:p>
          </table:table-cell>
          <table:table-cell office:value-type="float" office:value="63.2188" calcext:value-type="float">
            <text:p>63.218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46000" calcext:value-type="float">
            <text:p>446000</text:p>
          </table:table-cell>
          <table:table-cell office:value-type="float" office:value="95.379" calcext:value-type="float">
            <text:p>95.37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48000" calcext:value-type="float">
            <text:p>448000</text:p>
          </table:table-cell>
          <table:table-cell office:value-type="float" office:value="59.0429" calcext:value-type="float">
            <text:p>59.0429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50000" calcext:value-type="float">
            <text:p>450000</text:p>
          </table:table-cell>
          <table:table-cell office:value-type="float" office:value="68.0217" calcext:value-type="float">
            <text:p>68.021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52000" calcext:value-type="float">
            <text:p>452000</text:p>
          </table:table-cell>
          <table:table-cell office:value-type="float" office:value="71.3013" calcext:value-type="float">
            <text:p>71.301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54000" calcext:value-type="float">
            <text:p>454000</text:p>
          </table:table-cell>
          <table:table-cell office:value-type="float" office:value="75.1637" calcext:value-type="float">
            <text:p>75.163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56000" calcext:value-type="float">
            <text:p>456000</text:p>
          </table:table-cell>
          <table:table-cell office:value-type="float" office:value="116.531" calcext:value-type="float">
            <text:p>116.53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58000" calcext:value-type="float">
            <text:p>458000</text:p>
          </table:table-cell>
          <table:table-cell office:value-type="float" office:value="103.9777" calcext:value-type="float">
            <text:p>103.977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60000" calcext:value-type="float">
            <text:p>460000</text:p>
          </table:table-cell>
          <table:table-cell office:value-type="float" office:value="109.0113" calcext:value-type="float">
            <text:p>109.011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62000" calcext:value-type="float">
            <text:p>462000</text:p>
          </table:table-cell>
          <table:table-cell office:value-type="float" office:value="155.9161" calcext:value-type="float">
            <text:p>155.916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64000" calcext:value-type="float">
            <text:p>464000</text:p>
          </table:table-cell>
          <table:table-cell office:value-type="float" office:value="135.8355" calcext:value-type="float">
            <text:p>135.835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66000" calcext:value-type="float">
            <text:p>466000</text:p>
          </table:table-cell>
          <table:table-cell office:value-type="float" office:value="165.2146" calcext:value-type="float">
            <text:p>165.214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68000" calcext:value-type="float">
            <text:p>468000</text:p>
          </table:table-cell>
          <table:table-cell office:value-type="float" office:value="42.1022" calcext:value-type="float">
            <text:p>42.102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70000" calcext:value-type="float">
            <text:p>470000</text:p>
          </table:table-cell>
          <table:table-cell office:value-type="float" office:value="113.4992" calcext:value-type="float">
            <text:p>113.499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72000" calcext:value-type="float">
            <text:p>472000</text:p>
          </table:table-cell>
          <table:table-cell office:value-type="float" office:value="136.9497" calcext:value-type="float">
            <text:p>136.949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74000" calcext:value-type="float">
            <text:p>474000</text:p>
          </table:table-cell>
          <table:table-cell office:value-type="float" office:value="97.0719" calcext:value-type="float">
            <text:p>97.071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76000" calcext:value-type="float">
            <text:p>476000</text:p>
          </table:table-cell>
          <table:table-cell office:value-type="float" office:value="109.6291" calcext:value-type="float">
            <text:p>109.629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78000" calcext:value-type="float">
            <text:p>478000</text:p>
          </table:table-cell>
          <table:table-cell office:value-type="float" office:value="80.9137" calcext:value-type="float">
            <text:p>80.913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80000" calcext:value-type="float">
            <text:p>480000</text:p>
          </table:table-cell>
          <table:table-cell office:value-type="float" office:value="58.1971" calcext:value-type="float">
            <text:p>58.197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82000" calcext:value-type="float">
            <text:p>482000</text:p>
          </table:table-cell>
          <table:table-cell office:value-type="float" office:value="68.647" calcext:value-type="float">
            <text:p>68.64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84000" calcext:value-type="float">
            <text:p>484000</text:p>
          </table:table-cell>
          <table:table-cell office:value-type="float" office:value="44.0815" calcext:value-type="float">
            <text:p>44.0815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86000" calcext:value-type="float">
            <text:p>486000</text:p>
          </table:table-cell>
          <table:table-cell office:value-type="float" office:value="6.2051" calcext:value-type="float">
            <text:p>6.205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88000" calcext:value-type="float">
            <text:p>488000</text:p>
          </table:table-cell>
          <table:table-cell office:value-type="float" office:value="34.0552" calcext:value-type="float">
            <text:p>34.055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90000" calcext:value-type="float">
            <text:p>490000</text:p>
          </table:table-cell>
          <table:table-cell office:value-type="float" office:value="80.4752" calcext:value-type="float">
            <text:p>80.475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92000" calcext:value-type="float">
            <text:p>492000</text:p>
          </table:table-cell>
          <table:table-cell office:value-type="float" office:value="123.1148" calcext:value-type="float">
            <text:p>123.114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94000" calcext:value-type="float">
            <text:p>494000</text:p>
          </table:table-cell>
          <table:table-cell office:value-type="float" office:value="35.9419" calcext:value-type="float">
            <text:p>35.941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96000" calcext:value-type="float">
            <text:p>496000</text:p>
          </table:table-cell>
          <table:table-cell office:value-type="float" office:value="114.2151" calcext:value-type="float">
            <text:p>114.215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98000" calcext:value-type="float">
            <text:p>498000</text:p>
          </table:table-cell>
          <table:table-cell office:value-type="float" office:value="63.8662" calcext:value-type="float">
            <text:p>63.866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7.5966" calcext:value-type="float">
            <text:p>157.596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02000" calcext:value-type="float">
            <text:p>502000</text:p>
          </table:table-cell>
          <table:table-cell office:value-type="float" office:value="51.4835" calcext:value-type="float">
            <text:p>51.483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504000" calcext:value-type="float">
            <text:p>504000</text:p>
          </table:table-cell>
          <table:table-cell office:value-type="float" office:value="98.5142" calcext:value-type="float">
            <text:p>98.514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506000" calcext:value-type="float">
            <text:p>506000</text:p>
          </table:table-cell>
          <table:table-cell office:value-type="float" office:value="104.6443" calcext:value-type="float">
            <text:p>104.644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508000" calcext:value-type="float">
            <text:p>508000</text:p>
          </table:table-cell>
          <table:table-cell office:value-type="float" office:value="169.3613" calcext:value-type="float">
            <text:p>169.361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10000" calcext:value-type="float">
            <text:p>510000</text:p>
          </table:table-cell>
          <table:table-cell office:value-type="float" office:value="54.4304" calcext:value-type="float">
            <text:p>54.430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12000" calcext:value-type="float">
            <text:p>512000</text:p>
          </table:table-cell>
          <table:table-cell office:value-type="float" office:value="157.1147" calcext:value-type="float">
            <text:p>157.114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14000" calcext:value-type="float">
            <text:p>514000</text:p>
          </table:table-cell>
          <table:table-cell office:value-type="float" office:value="108.0863" calcext:value-type="float">
            <text:p>108.086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16000" calcext:value-type="float">
            <text:p>516000</text:p>
          </table:table-cell>
          <table:table-cell office:value-type="float" office:value="77.9462" calcext:value-type="float">
            <text:p>77.946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18000" calcext:value-type="float">
            <text:p>518000</text:p>
          </table:table-cell>
          <table:table-cell office:value-type="float" office:value="46.121" calcext:value-type="float">
            <text:p>46.12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20000" calcext:value-type="float">
            <text:p>520000</text:p>
          </table:table-cell>
          <table:table-cell office:value-type="float" office:value="101.443" calcext:value-type="float">
            <text:p>101.44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22000" calcext:value-type="float">
            <text:p>522000</text:p>
          </table:table-cell>
          <table:table-cell office:value-type="float" office:value="64.4242" calcext:value-type="float">
            <text:p>64.424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24000" calcext:value-type="float">
            <text:p>524000</text:p>
          </table:table-cell>
          <table:table-cell office:value-type="float" office:value="-31.8886" calcext:value-type="float">
            <text:p>-31.888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26000" calcext:value-type="float">
            <text:p>526000</text:p>
          </table:table-cell>
          <table:table-cell office:value-type="float" office:value="142.3516" calcext:value-type="float">
            <text:p>142.351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28000" calcext:value-type="float">
            <text:p>528000</text:p>
          </table:table-cell>
          <table:table-cell office:value-type="float" office:value="57.273" calcext:value-type="float">
            <text:p>57.27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30000" calcext:value-type="float">
            <text:p>530000</text:p>
          </table:table-cell>
          <table:table-cell office:value-type="float" office:value="51.5685" calcext:value-type="float">
            <text:p>51.568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32000" calcext:value-type="float">
            <text:p>532000</text:p>
          </table:table-cell>
          <table:table-cell office:value-type="float" office:value="98.4553" calcext:value-type="float">
            <text:p>98.455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534000" calcext:value-type="float">
            <text:p>534000</text:p>
          </table:table-cell>
          <table:table-cell office:value-type="float" office:value="80.781" calcext:value-type="float">
            <text:p>80.78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36000" calcext:value-type="float">
            <text:p>536000</text:p>
          </table:table-cell>
          <table:table-cell office:value-type="float" office:value="8.0611" calcext:value-type="float">
            <text:p>8.061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38000" calcext:value-type="float">
            <text:p>538000</text:p>
          </table:table-cell>
          <table:table-cell office:value-type="float" office:value="86.064" calcext:value-type="float">
            <text:p>86.06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540000" calcext:value-type="float">
            <text:p>540000</text:p>
          </table:table-cell>
          <table:table-cell office:value-type="float" office:value="71.1001" calcext:value-type="float">
            <text:p>71.100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542000" calcext:value-type="float">
            <text:p>542000</text:p>
          </table:table-cell>
          <table:table-cell office:value-type="float" office:value="2.1495" calcext:value-type="float">
            <text:p>2.149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544000" calcext:value-type="float">
            <text:p>544000</text:p>
          </table:table-cell>
          <table:table-cell office:value-type="float" office:value="94.0267" calcext:value-type="float">
            <text:p>94.026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546000" calcext:value-type="float">
            <text:p>546000</text:p>
          </table:table-cell>
          <table:table-cell office:value-type="float" office:value="91.2837" calcext:value-type="float">
            <text:p>91.283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48000" calcext:value-type="float">
            <text:p>548000</text:p>
          </table:table-cell>
          <table:table-cell office:value-type="float" office:value="126.283" calcext:value-type="float">
            <text:p>126.28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550000" calcext:value-type="float">
            <text:p>550000</text:p>
          </table:table-cell>
          <table:table-cell office:value-type="float" office:value="32.5745" calcext:value-type="float">
            <text:p>32.574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552000" calcext:value-type="float">
            <text:p>552000</text:p>
          </table:table-cell>
          <table:table-cell office:value-type="float" office:value="149.4587" calcext:value-type="float">
            <text:p>149.458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54000" calcext:value-type="float">
            <text:p>554000</text:p>
          </table:table-cell>
          <table:table-cell office:value-type="float" office:value="88.2075" calcext:value-type="float">
            <text:p>88.207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56000" calcext:value-type="float">
            <text:p>556000</text:p>
          </table:table-cell>
          <table:table-cell office:value-type="float" office:value="93.8026" calcext:value-type="float">
            <text:p>93.802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558000" calcext:value-type="float">
            <text:p>558000</text:p>
          </table:table-cell>
          <table:table-cell office:value-type="float" office:value="142.3686" calcext:value-type="float">
            <text:p>142.368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60000" calcext:value-type="float">
            <text:p>560000</text:p>
          </table:table-cell>
          <table:table-cell office:value-type="float" office:value="43.113" calcext:value-type="float">
            <text:p>43.11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62000" calcext:value-type="float">
            <text:p>562000</text:p>
          </table:table-cell>
          <table:table-cell office:value-type="float" office:value="91.775" calcext:value-type="float">
            <text:p>91.775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64000" calcext:value-type="float">
            <text:p>564000</text:p>
          </table:table-cell>
          <table:table-cell office:value-type="float" office:value="57.6802" calcext:value-type="float">
            <text:p>57.680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566000" calcext:value-type="float">
            <text:p>566000</text:p>
          </table:table-cell>
          <table:table-cell office:value-type="float" office:value="103.2018" calcext:value-type="float">
            <text:p>103.201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568000" calcext:value-type="float">
            <text:p>568000</text:p>
          </table:table-cell>
          <table:table-cell office:value-type="float" office:value="80.0601" calcext:value-type="float">
            <text:p>80.060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570000" calcext:value-type="float">
            <text:p>570000</text:p>
          </table:table-cell>
          <table:table-cell office:value-type="float" office:value="144.9994" calcext:value-type="float">
            <text:p>144.999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72000" calcext:value-type="float">
            <text:p>572000</text:p>
          </table:table-cell>
          <table:table-cell office:value-type="float" office:value="45.6797" calcext:value-type="float">
            <text:p>45.679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574000" calcext:value-type="float">
            <text:p>574000</text:p>
          </table:table-cell>
          <table:table-cell office:value-type="float" office:value="142.5774" calcext:value-type="float">
            <text:p>142.577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76000" calcext:value-type="float">
            <text:p>576000</text:p>
          </table:table-cell>
          <table:table-cell office:value-type="float" office:value="98.8588" calcext:value-type="float">
            <text:p>98.858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578000" calcext:value-type="float">
            <text:p>578000</text:p>
          </table:table-cell>
          <table:table-cell office:value-type="float" office:value="116.8066" calcext:value-type="float">
            <text:p>116.806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580000" calcext:value-type="float">
            <text:p>580000</text:p>
          </table:table-cell>
          <table:table-cell office:value-type="float" office:value="59.1866" calcext:value-type="float">
            <text:p>59.186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582000" calcext:value-type="float">
            <text:p>582000</text:p>
          </table:table-cell>
          <table:table-cell office:value-type="float" office:value="4.6568" calcext:value-type="float">
            <text:p>4.656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584000" calcext:value-type="float">
            <text:p>584000</text:p>
          </table:table-cell>
          <table:table-cell office:value-type="float" office:value="-42.2422" calcext:value-type="float">
            <text:p>-42.242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586000" calcext:value-type="float">
            <text:p>586000</text:p>
          </table:table-cell>
          <table:table-cell office:value-type="float" office:value="118.0261" calcext:value-type="float">
            <text:p>118.026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588000" calcext:value-type="float">
            <text:p>588000</text:p>
          </table:table-cell>
          <table:table-cell office:value-type="float" office:value="32.4757" calcext:value-type="float">
            <text:p>32.475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590000" calcext:value-type="float">
            <text:p>590000</text:p>
          </table:table-cell>
          <table:table-cell office:value-type="float" office:value="91.4977" calcext:value-type="float">
            <text:p>91.497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592000" calcext:value-type="float">
            <text:p>592000</text:p>
          </table:table-cell>
          <table:table-cell office:value-type="float" office:value="-101.7989" calcext:value-type="float">
            <text:p>-101.798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594000" calcext:value-type="float">
            <text:p>594000</text:p>
          </table:table-cell>
          <table:table-cell office:value-type="float" office:value="141.6052" calcext:value-type="float">
            <text:p>141.605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596000" calcext:value-type="float">
            <text:p>596000</text:p>
          </table:table-cell>
          <table:table-cell office:value-type="float" office:value="19.4734" calcext:value-type="float">
            <text:p>19.4734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598000" calcext:value-type="float">
            <text:p>598000</text:p>
          </table:table-cell>
          <table:table-cell office:value-type="float" office:value="6.8229" calcext:value-type="float">
            <text:p>6.822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00000" calcext:value-type="float">
            <text:p>600000</text:p>
          </table:table-cell>
          <table:table-cell office:value-type="float" office:value="-117.9834" calcext:value-type="float">
            <text:p>-117.983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02000" calcext:value-type="float">
            <text:p>602000</text:p>
          </table:table-cell>
          <table:table-cell office:value-type="float" office:value="-11.028" calcext:value-type="float">
            <text:p>-11.028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04000" calcext:value-type="float">
            <text:p>604000</text:p>
          </table:table-cell>
          <table:table-cell office:value-type="float" office:value="-1.7978" calcext:value-type="float">
            <text:p>-1.797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06000" calcext:value-type="float">
            <text:p>606000</text:p>
          </table:table-cell>
          <table:table-cell office:value-type="float" office:value="39.499" calcext:value-type="float">
            <text:p>39.49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08000" calcext:value-type="float">
            <text:p>608000</text:p>
          </table:table-cell>
          <table:table-cell office:value-type="float" office:value="-6.5241" calcext:value-type="float">
            <text:p>-6.524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10000" calcext:value-type="float">
            <text:p>610000</text:p>
          </table:table-cell>
          <table:table-cell office:value-type="float" office:value="35.6374" calcext:value-type="float">
            <text:p>35.6374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12000" calcext:value-type="float">
            <text:p>612000</text:p>
          </table:table-cell>
          <table:table-cell office:value-type="float" office:value="104.7394" calcext:value-type="float">
            <text:p>104.739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14000" calcext:value-type="float">
            <text:p>614000</text:p>
          </table:table-cell>
          <table:table-cell office:value-type="float" office:value="-30.4456" calcext:value-type="float">
            <text:p>-30.445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16000" calcext:value-type="float">
            <text:p>616000</text:p>
          </table:table-cell>
          <table:table-cell office:value-type="float" office:value="-40.8529" calcext:value-type="float">
            <text:p>-40.852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18000" calcext:value-type="float">
            <text:p>618000</text:p>
          </table:table-cell>
          <table:table-cell office:value-type="float" office:value="-20.6156" calcext:value-type="float">
            <text:p>-20.615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20000" calcext:value-type="float">
            <text:p>620000</text:p>
          </table:table-cell>
          <table:table-cell office:value-type="float" office:value="-90.2801" calcext:value-type="float">
            <text:p>-90.280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22000" calcext:value-type="float">
            <text:p>622000</text:p>
          </table:table-cell>
          <table:table-cell office:value-type="float" office:value="-53.11" calcext:value-type="float">
            <text:p>-53.1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24000" calcext:value-type="float">
            <text:p>624000</text:p>
          </table:table-cell>
          <table:table-cell office:value-type="float" office:value="32.631" calcext:value-type="float">
            <text:p>32.63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26000" calcext:value-type="float">
            <text:p>626000</text:p>
          </table:table-cell>
          <table:table-cell office:value-type="float" office:value="102.926" calcext:value-type="float">
            <text:p>102.92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28000" calcext:value-type="float">
            <text:p>628000</text:p>
          </table:table-cell>
          <table:table-cell office:value-type="float" office:value="-79.2189" calcext:value-type="float">
            <text:p>-79.218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30000" calcext:value-type="float">
            <text:p>630000</text:p>
          </table:table-cell>
          <table:table-cell office:value-type="float" office:value="-51.9082" calcext:value-type="float">
            <text:p>-51.9082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32000" calcext:value-type="float">
            <text:p>632000</text:p>
          </table:table-cell>
          <table:table-cell office:value-type="float" office:value="-1.8634" calcext:value-type="float">
            <text:p>-1.863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34000" calcext:value-type="float">
            <text:p>634000</text:p>
          </table:table-cell>
          <table:table-cell office:value-type="float" office:value="85.0248" calcext:value-type="float">
            <text:p>85.024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36000" calcext:value-type="float">
            <text:p>636000</text:p>
          </table:table-cell>
          <table:table-cell office:value-type="float" office:value="-27.3901" calcext:value-type="float">
            <text:p>-27.390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38000" calcext:value-type="float">
            <text:p>638000</text:p>
          </table:table-cell>
          <table:table-cell office:value-type="float" office:value="43.8178" calcext:value-type="float">
            <text:p>43.817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40000" calcext:value-type="float">
            <text:p>640000</text:p>
          </table:table-cell>
          <table:table-cell office:value-type="float" office:value="11.407" calcext:value-type="float">
            <text:p>11.40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42000" calcext:value-type="float">
            <text:p>642000</text:p>
          </table:table-cell>
          <table:table-cell office:value-type="float" office:value="73.6901" calcext:value-type="float">
            <text:p>73.690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44000" calcext:value-type="float">
            <text:p>644000</text:p>
          </table:table-cell>
          <table:table-cell office:value-type="float" office:value="96.2087" calcext:value-type="float">
            <text:p>96.208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46000" calcext:value-type="float">
            <text:p>646000</text:p>
          </table:table-cell>
          <table:table-cell office:value-type="float" office:value="30.7067" calcext:value-type="float">
            <text:p>30.706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48000" calcext:value-type="float">
            <text:p>648000</text:p>
          </table:table-cell>
          <table:table-cell office:value-type="float" office:value="55.7015" calcext:value-type="float">
            <text:p>55.701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50000" calcext:value-type="float">
            <text:p>650000</text:p>
          </table:table-cell>
          <table:table-cell office:value-type="float" office:value="82.4354" calcext:value-type="float">
            <text:p>82.435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52000" calcext:value-type="float">
            <text:p>652000</text:p>
          </table:table-cell>
          <table:table-cell office:value-type="float" office:value="55.504" calcext:value-type="float">
            <text:p>55.50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54000" calcext:value-type="float">
            <text:p>654000</text:p>
          </table:table-cell>
          <table:table-cell office:value-type="float" office:value="131.9413" calcext:value-type="float">
            <text:p>131.941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56000" calcext:value-type="float">
            <text:p>656000</text:p>
          </table:table-cell>
          <table:table-cell office:value-type="float" office:value="93.4076" calcext:value-type="float">
            <text:p>93.407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58000" calcext:value-type="float">
            <text:p>658000</text:p>
          </table:table-cell>
          <table:table-cell office:value-type="float" office:value="54.0015" calcext:value-type="float">
            <text:p>54.0015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60000" calcext:value-type="float">
            <text:p>660000</text:p>
          </table:table-cell>
          <table:table-cell office:value-type="float" office:value="8.3153" calcext:value-type="float">
            <text:p>8.315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62000" calcext:value-type="float">
            <text:p>662000</text:p>
          </table:table-cell>
          <table:table-cell office:value-type="float" office:value="-98.1164" calcext:value-type="float">
            <text:p>-98.116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64000" calcext:value-type="float">
            <text:p>664000</text:p>
          </table:table-cell>
          <table:table-cell office:value-type="float" office:value="55.5406" calcext:value-type="float">
            <text:p>55.540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66000" calcext:value-type="float">
            <text:p>666000</text:p>
          </table:table-cell>
          <table:table-cell office:value-type="float" office:value="32.6916" calcext:value-type="float">
            <text:p>32.691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68000" calcext:value-type="float">
            <text:p>668000</text:p>
          </table:table-cell>
          <table:table-cell office:value-type="float" office:value="50.0127" calcext:value-type="float">
            <text:p>50.012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70000" calcext:value-type="float">
            <text:p>670000</text:p>
          </table:table-cell>
          <table:table-cell office:value-type="float" office:value="-18.3566" calcext:value-type="float">
            <text:p>-18.3566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72000" calcext:value-type="float">
            <text:p>672000</text:p>
          </table:table-cell>
          <table:table-cell office:value-type="float" office:value="23.2687" calcext:value-type="float">
            <text:p>23.268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74000" calcext:value-type="float">
            <text:p>674000</text:p>
          </table:table-cell>
          <table:table-cell office:value-type="float" office:value="-13.793" calcext:value-type="float">
            <text:p>-13.79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76000" calcext:value-type="float">
            <text:p>676000</text:p>
          </table:table-cell>
          <table:table-cell office:value-type="float" office:value="10.3079" calcext:value-type="float">
            <text:p>10.3079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78000" calcext:value-type="float">
            <text:p>678000</text:p>
          </table:table-cell>
          <table:table-cell office:value-type="float" office:value="91.024" calcext:value-type="float">
            <text:p>91.02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80000" calcext:value-type="float">
            <text:p>680000</text:p>
          </table:table-cell>
          <table:table-cell office:value-type="float" office:value="30.0352" calcext:value-type="float">
            <text:p>30.035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82000" calcext:value-type="float">
            <text:p>682000</text:p>
          </table:table-cell>
          <table:table-cell office:value-type="float" office:value="127.3227" calcext:value-type="float">
            <text:p>127.322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84000" calcext:value-type="float">
            <text:p>684000</text:p>
          </table:table-cell>
          <table:table-cell office:value-type="float" office:value="115.0809" calcext:value-type="float">
            <text:p>115.080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86000" calcext:value-type="float">
            <text:p>686000</text:p>
          </table:table-cell>
          <table:table-cell office:value-type="float" office:value="81.3334" calcext:value-type="float">
            <text:p>81.333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88000" calcext:value-type="float">
            <text:p>688000</text:p>
          </table:table-cell>
          <table:table-cell office:value-type="float" office:value="112.9655" calcext:value-type="float">
            <text:p>112.965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90000" calcext:value-type="float">
            <text:p>690000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92000" calcext:value-type="float">
            <text:p>692000</text:p>
          </table:table-cell>
          <table:table-cell office:value-type="float" office:value="133.9971" calcext:value-type="float">
            <text:p>133.997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94000" calcext:value-type="float">
            <text:p>694000</text:p>
          </table:table-cell>
          <table:table-cell office:value-type="float" office:value="31.7659" calcext:value-type="float">
            <text:p>31.765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96000" calcext:value-type="float">
            <text:p>696000</text:p>
          </table:table-cell>
          <table:table-cell office:value-type="float" office:value="107.1576" calcext:value-type="float">
            <text:p>107.1576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98000" calcext:value-type="float">
            <text:p>698000</text:p>
          </table:table-cell>
          <table:table-cell office:value-type="float" office:value="27.8007" calcext:value-type="float">
            <text:p>27.800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700000" calcext:value-type="float">
            <text:p>700000</text:p>
          </table:table-cell>
          <table:table-cell office:value-type="float" office:value="-26.0551" calcext:value-type="float">
            <text:p>-26.055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702000" calcext:value-type="float">
            <text:p>702000</text:p>
          </table:table-cell>
          <table:table-cell office:value-type="float" office:value="-38.7022" calcext:value-type="float">
            <text:p>-38.702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04000" calcext:value-type="float">
            <text:p>704000</text:p>
          </table:table-cell>
          <table:table-cell office:value-type="float" office:value="112.9126" calcext:value-type="float">
            <text:p>112.912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06000" calcext:value-type="float">
            <text:p>706000</text:p>
          </table:table-cell>
          <table:table-cell office:value-type="float" office:value="129.2413" calcext:value-type="float">
            <text:p>129.241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708000" calcext:value-type="float">
            <text:p>708000</text:p>
          </table:table-cell>
          <table:table-cell office:value-type="float" office:value="121.8851" calcext:value-type="float">
            <text:p>121.885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10000" calcext:value-type="float">
            <text:p>710000</text:p>
          </table:table-cell>
          <table:table-cell office:value-type="float" office:value="139.8282" calcext:value-type="float">
            <text:p>139.828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712000" calcext:value-type="float">
            <text:p>712000</text:p>
          </table:table-cell>
          <table:table-cell office:value-type="float" office:value="-12.8932" calcext:value-type="float">
            <text:p>-12.893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14000" calcext:value-type="float">
            <text:p>714000</text:p>
          </table:table-cell>
          <table:table-cell office:value-type="float" office:value="86.4396" calcext:value-type="float">
            <text:p>86.439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716000" calcext:value-type="float">
            <text:p>716000</text:p>
          </table:table-cell>
          <table:table-cell office:value-type="float" office:value="72.6643" calcext:value-type="float">
            <text:p>72.664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18000" calcext:value-type="float">
            <text:p>718000</text:p>
          </table:table-cell>
          <table:table-cell office:value-type="float" office:value="119.6225" calcext:value-type="float">
            <text:p>119.6225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720000" calcext:value-type="float">
            <text:p>720000</text:p>
          </table:table-cell>
          <table:table-cell office:value-type="float" office:value="46.8778" calcext:value-type="float">
            <text:p>46.877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22000" calcext:value-type="float">
            <text:p>722000</text:p>
          </table:table-cell>
          <table:table-cell office:value-type="float" office:value="-20.2305" calcext:value-type="float">
            <text:p>-20.2305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724000" calcext:value-type="float">
            <text:p>724000</text:p>
          </table:table-cell>
          <table:table-cell office:value-type="float" office:value="39.0507" calcext:value-type="float">
            <text:p>39.0507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26000" calcext:value-type="float">
            <text:p>726000</text:p>
          </table:table-cell>
          <table:table-cell office:value-type="float" office:value="119.6954" calcext:value-type="float">
            <text:p>119.6954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728000" calcext:value-type="float">
            <text:p>728000</text:p>
          </table:table-cell>
          <table:table-cell office:value-type="float" office:value="-5.5227" calcext:value-type="float">
            <text:p>-5.522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30000" calcext:value-type="float">
            <text:p>730000</text:p>
          </table:table-cell>
          <table:table-cell office:value-type="float" office:value="124.557" calcext:value-type="float">
            <text:p>124.55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32000" calcext:value-type="float">
            <text:p>732000</text:p>
          </table:table-cell>
          <table:table-cell office:value-type="float" office:value="138.3716" calcext:value-type="float">
            <text:p>138.371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34000" calcext:value-type="float">
            <text:p>734000</text:p>
          </table:table-cell>
          <table:table-cell office:value-type="float" office:value="71.5299" calcext:value-type="float">
            <text:p>71.529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36000" calcext:value-type="float">
            <text:p>736000</text:p>
          </table:table-cell>
          <table:table-cell office:value-type="float" office:value="9.7501" calcext:value-type="float">
            <text:p>9.750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738000" calcext:value-type="float">
            <text:p>738000</text:p>
          </table:table-cell>
          <table:table-cell office:value-type="float" office:value="73.7369" calcext:value-type="float">
            <text:p>73.736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40000" calcext:value-type="float">
            <text:p>740000</text:p>
          </table:table-cell>
          <table:table-cell office:value-type="float" office:value="34.0079" calcext:value-type="float">
            <text:p>34.0079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742000" calcext:value-type="float">
            <text:p>742000</text:p>
          </table:table-cell>
          <table:table-cell office:value-type="float" office:value="-38.1672" calcext:value-type="float">
            <text:p>-38.167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44000" calcext:value-type="float">
            <text:p>744000</text:p>
          </table:table-cell>
          <table:table-cell office:value-type="float" office:value="28.9394" calcext:value-type="float">
            <text:p>28.939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46000" calcext:value-type="float">
            <text:p>746000</text:p>
          </table:table-cell>
          <table:table-cell office:value-type="float" office:value="102.2785" calcext:value-type="float">
            <text:p>102.278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748000" calcext:value-type="float">
            <text:p>748000</text:p>
          </table:table-cell>
          <table:table-cell office:value-type="float" office:value="94.0571" calcext:value-type="float">
            <text:p>94.057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95.6916" calcext:value-type="float">
            <text:p>95.691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752000" calcext:value-type="float">
            <text:p>752000</text:p>
          </table:table-cell>
          <table:table-cell office:value-type="float" office:value="121.2094" calcext:value-type="float">
            <text:p>121.2094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754000" calcext:value-type="float">
            <text:p>754000</text:p>
          </table:table-cell>
          <table:table-cell office:value-type="float" office:value="137.9519" calcext:value-type="float">
            <text:p>137.9519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756000" calcext:value-type="float">
            <text:p>756000</text:p>
          </table:table-cell>
          <table:table-cell office:value-type="float" office:value="58.0719" calcext:value-type="float">
            <text:p>58.071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758000" calcext:value-type="float">
            <text:p>758000</text:p>
          </table:table-cell>
          <table:table-cell office:value-type="float" office:value="141.028" calcext:value-type="float">
            <text:p>141.02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760000" calcext:value-type="float">
            <text:p>760000</text:p>
          </table:table-cell>
          <table:table-cell office:value-type="float" office:value="115.1041" calcext:value-type="float">
            <text:p>115.104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2000" calcext:value-type="float">
            <text:p>762000</text:p>
          </table:table-cell>
          <table:table-cell office:value-type="float" office:value="142.1828" calcext:value-type="float">
            <text:p>142.182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764000" calcext:value-type="float">
            <text:p>764000</text:p>
          </table:table-cell>
          <table:table-cell office:value-type="float" office:value="-6.048" calcext:value-type="float">
            <text:p>-6.04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66000" calcext:value-type="float">
            <text:p>766000</text:p>
          </table:table-cell>
          <table:table-cell office:value-type="float" office:value="142.803" calcext:value-type="float">
            <text:p>142.80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768000" calcext:value-type="float">
            <text:p>768000</text:p>
          </table:table-cell>
          <table:table-cell office:value-type="float" office:value="146.0057" calcext:value-type="float">
            <text:p>146.005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770000" calcext:value-type="float">
            <text:p>770000</text:p>
          </table:table-cell>
          <table:table-cell office:value-type="float" office:value="141.3993" calcext:value-type="float">
            <text:p>141.399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772000" calcext:value-type="float">
            <text:p>772000</text:p>
          </table:table-cell>
          <table:table-cell office:value-type="float" office:value="13.7004" calcext:value-type="float">
            <text:p>13.7004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74000" calcext:value-type="float">
            <text:p>774000</text:p>
          </table:table-cell>
          <table:table-cell office:value-type="float" office:value="83.5671" calcext:value-type="float">
            <text:p>83.567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76000" calcext:value-type="float">
            <text:p>776000</text:p>
          </table:table-cell>
          <table:table-cell office:value-type="float" office:value="114.4651" calcext:value-type="float">
            <text:p>114.465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78000" calcext:value-type="float">
            <text:p>778000</text:p>
          </table:table-cell>
          <table:table-cell office:value-type="float" office:value="107.7928" calcext:value-type="float">
            <text:p>107.792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780000" calcext:value-type="float">
            <text:p>780000</text:p>
          </table:table-cell>
          <table:table-cell office:value-type="float" office:value="129.1719" calcext:value-type="float">
            <text:p>129.1719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82000" calcext:value-type="float">
            <text:p>782000</text:p>
          </table:table-cell>
          <table:table-cell office:value-type="float" office:value="105.3966" calcext:value-type="float">
            <text:p>105.3966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784000" calcext:value-type="float">
            <text:p>784000</text:p>
          </table:table-cell>
          <table:table-cell office:value-type="float" office:value="97.3518" calcext:value-type="float">
            <text:p>97.351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86000" calcext:value-type="float">
            <text:p>78600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788000" calcext:value-type="float">
            <text:p>788000</text:p>
          </table:table-cell>
          <table:table-cell office:value-type="float" office:value="170.7292" calcext:value-type="float">
            <text:p>170.729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90000" calcext:value-type="float">
            <text:p>790000</text:p>
          </table:table-cell>
          <table:table-cell office:value-type="float" office:value="73.6221" calcext:value-type="float">
            <text:p>73.622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792000" calcext:value-type="float">
            <text:p>792000</text:p>
          </table:table-cell>
          <table:table-cell office:value-type="float" office:value="164.8821" calcext:value-type="float">
            <text:p>164.882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94000" calcext:value-type="float">
            <text:p>794000</text:p>
          </table:table-cell>
          <table:table-cell office:value-type="float" office:value="142.8615" calcext:value-type="float">
            <text:p>142.861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796000" calcext:value-type="float">
            <text:p>796000</text:p>
          </table:table-cell>
          <table:table-cell office:value-type="float" office:value="161.1388" calcext:value-type="float">
            <text:p>161.138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798000" calcext:value-type="float">
            <text:p>798000</text:p>
          </table:table-cell>
          <table:table-cell office:value-type="float" office:value="152.075" calcext:value-type="float">
            <text:p>152.075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800000" calcext:value-type="float">
            <text:p>800000</text:p>
          </table:table-cell>
          <table:table-cell office:value-type="float" office:value="124.0287" calcext:value-type="float">
            <text:p>124.0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9T16:39:51.183926695</dc:date>
    <meta:editing-duration>PT1M</meta:editing-duration>
    <meta:editing-cycles>1</meta:editing-cycles>
    <meta:document-statistic meta:table-count="1" meta:cell-count="120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3.637cm" svg:y="4.204cm" style:legend-expansion="high" chart:style-name="ch2"/>
        <chart:plot-area chart:style-name="ch3" table:cell-range-address="ppo_actor_critic_log.B1:ppo_actor_critic_log.C401" chart:data-source-has-labels="row" svg:x="0.319cm" svg:y="0.18cm" svg:width="12.999cm" svg:height="8.646cm">
          <chart:coordinate-region svg:x="1.231cm" svg:y="0.379cm" svg:width="11.531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po_actor_critic_log.C2:ppo_actor_critic_log.C401" chart:label-cell-address="ppo_actor_critic_log.C1:ppo_actor_critic_log.C1" chart:class="chart:scatter">
            <chart:domain table:cell-range-address="ppo_actor_critic_log.B2:ppo_actor_critic_log.B401"/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ward</text:p>
                <draw:g>
                  <svg:desc>ppo_actor_critic_log.C1:ppo_actor_critic_lo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po_actor_critic_log.B2:ppo_actor_critic_log.B401</svg:desc>
                </draw:g>
              </table:table-cell>
              <table:table-cell office:value-type="float" office:value="-233.7317">
                <text:p>-233.7317</text:p>
                <draw:g>
                  <svg:desc>ppo_actor_critic_log.C2:ppo_actor_critic_log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-156.7201">
                <text:p>-156.7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-163.4947">
                <text:p>-163.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-151.2972">
                <text:p>-151.2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-120.083">
                <text:p>-120.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-141.8928">
                <text:p>-141.8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-121.564">
                <text:p>-121.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-120.3628">
                <text:p>-120.3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">
                <text:p>18000</text:p>
              </table:table-cell>
              <table:table-cell office:value-type="float" office:value="-107.1832">
                <text:p>-107.1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-89.8502">
                <text:p>-89.8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">
                <text:p>22000</text:p>
              </table:table-cell>
              <table:table-cell office:value-type="float" office:value="-103.3161">
                <text:p>-103.3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">
                <text:p>24000</text:p>
              </table:table-cell>
              <table:table-cell office:value-type="float" office:value="-93.885">
                <text:p>-93.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">
                <text:p>26000</text:p>
              </table:table-cell>
              <table:table-cell office:value-type="float" office:value="-86.397">
                <text:p>-86.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">
                <text:p>28000</text:p>
              </table:table-cell>
              <table:table-cell office:value-type="float" office:value="-101.4124">
                <text:p>-101.4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-81.2914">
                <text:p>-81.2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">
                <text:p>32000</text:p>
              </table:table-cell>
              <table:table-cell office:value-type="float" office:value="-80.5873">
                <text:p>-80.5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">
                <text:p>34000</text:p>
              </table:table-cell>
              <table:table-cell office:value-type="float" office:value="-58.1462">
                <text:p>-58.1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">
                <text:p>36000</text:p>
              </table:table-cell>
              <table:table-cell office:value-type="float" office:value="-69.6814">
                <text:p>-69.6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">
                <text:p>38000</text:p>
              </table:table-cell>
              <table:table-cell office:value-type="float" office:value="-49.3753">
                <text:p>-49.3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-57.0757">
                <text:p>-57.0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">
                <text:p>42000</text:p>
              </table:table-cell>
              <table:table-cell office:value-type="float" office:value="-56.7938">
                <text:p>-56.79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">
                <text:p>44000</text:p>
              </table:table-cell>
              <table:table-cell office:value-type="float" office:value="-42.2997">
                <text:p>-42.2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">
                <text:p>46000</text:p>
              </table:table-cell>
              <table:table-cell office:value-type="float" office:value="-43.9516">
                <text:p>-43.9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">
                <text:p>48000</text:p>
              </table:table-cell>
              <table:table-cell office:value-type="float" office:value="-38.8701">
                <text:p>-38.8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-32.297">
                <text:p>-32.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0">
                <text:p>52000</text:p>
              </table:table-cell>
              <table:table-cell office:value-type="float" office:value="-39.665">
                <text:p>-39.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">
                <text:p>54000</text:p>
              </table:table-cell>
              <table:table-cell office:value-type="float" office:value="-37.0483">
                <text:p>-37.0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0">
                <text:p>56000</text:p>
              </table:table-cell>
              <table:table-cell office:value-type="float" office:value="-15.851">
                <text:p>-15.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0">
                <text:p>58000</text:p>
              </table:table-cell>
              <table:table-cell office:value-type="float" office:value="-18.4478">
                <text:p>-18.4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-29.6002">
                <text:p>-29.6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0">
                <text:p>62000</text:p>
              </table:table-cell>
              <table:table-cell office:value-type="float" office:value="-34.461">
                <text:p>-34.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0">
                <text:p>64000</text:p>
              </table:table-cell>
              <table:table-cell office:value-type="float" office:value="-6.2716">
                <text:p>-6.27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0">
                <text:p>66000</text:p>
              </table:table-cell>
              <table:table-cell office:value-type="float" office:value="-4.1359">
                <text:p>-4.1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0">
                <text:p>68000</text:p>
              </table:table-cell>
              <table:table-cell office:value-type="float" office:value="88.639">
                <text:p>88.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-2.6375">
                <text:p>-2.6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0">
                <text:p>72000</text:p>
              </table:table-cell>
              <table:table-cell office:value-type="float" office:value="5.2811">
                <text:p>5.2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0">
                <text:p>74000</text:p>
              </table:table-cell>
              <table:table-cell office:value-type="float" office:value="-40.8094">
                <text:p>-40.8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0">
                <text:p>76000</text:p>
              </table:table-cell>
              <table:table-cell office:value-type="float" office:value="-36.816">
                <text:p>-36.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0">
                <text:p>78000</text:p>
              </table:table-cell>
              <table:table-cell office:value-type="float" office:value="61.9298">
                <text:p>61.9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-11.5733">
                <text:p>-11.5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0">
                <text:p>82000</text:p>
              </table:table-cell>
              <table:table-cell office:value-type="float" office:value="-5.0175">
                <text:p>-5.0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0">
                <text:p>84000</text:p>
              </table:table-cell>
              <table:table-cell office:value-type="float" office:value="56.6609">
                <text:p>56.66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0">
                <text:p>86000</text:p>
              </table:table-cell>
              <table:table-cell office:value-type="float" office:value="158.5319">
                <text:p>158.53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0">
                <text:p>88000</text:p>
              </table:table-cell>
              <table:table-cell office:value-type="float" office:value="-79.504">
                <text:p>-79.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35.6704">
                <text:p>35.6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0">
                <text:p>92000</text:p>
              </table:table-cell>
              <table:table-cell office:value-type="float" office:value="-117.6971">
                <text:p>-117.69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0">
                <text:p>94000</text:p>
              </table:table-cell>
              <table:table-cell office:value-type="float" office:value="0.2447">
                <text:p>0.2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0">
                <text:p>96000</text:p>
              </table:table-cell>
              <table:table-cell office:value-type="float" office:value="-50.6196">
                <text:p>-50.6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0">
                <text:p>98000</text:p>
              </table:table-cell>
              <table:table-cell office:value-type="float" office:value="-60.4">
                <text:p>-6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56.9225">
                <text:p>56.9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00">
                <text:p>102000</text:p>
              </table:table-cell>
              <table:table-cell office:value-type="float" office:value="74.4841">
                <text:p>74.48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0">
                <text:p>104000</text:p>
              </table:table-cell>
              <table:table-cell office:value-type="float" office:value="-9.458">
                <text:p>-9.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00">
                <text:p>106000</text:p>
              </table:table-cell>
              <table:table-cell office:value-type="float" office:value="-27.7632">
                <text:p>-27.7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00">
                <text:p>108000</text:p>
              </table:table-cell>
              <table:table-cell office:value-type="float" office:value="-69.7534">
                <text:p>-69.75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00">
                <text:p>110000</text:p>
              </table:table-cell>
              <table:table-cell office:value-type="float" office:value="6.1922">
                <text:p>6.19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00">
                <text:p>112000</text:p>
              </table:table-cell>
              <table:table-cell office:value-type="float" office:value="-45.9577">
                <text:p>-45.9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00">
                <text:p>114000</text:p>
              </table:table-cell>
              <table:table-cell office:value-type="float" office:value="-22.3886">
                <text:p>-22.3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00">
                <text:p>116000</text:p>
              </table:table-cell>
              <table:table-cell office:value-type="float" office:value="9.8142">
                <text:p>9.8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00">
                <text:p>118000</text:p>
              </table:table-cell>
              <table:table-cell office:value-type="float" office:value="80.9373">
                <text:p>80.9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00">
                <text:p>120000</text:p>
              </table:table-cell>
              <table:table-cell office:value-type="float" office:value="-43.9566">
                <text:p>-43.9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00">
                <text:p>122000</text:p>
              </table:table-cell>
              <table:table-cell office:value-type="float" office:value="71.8555">
                <text:p>71.85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00">
                <text:p>124000</text:p>
              </table:table-cell>
              <table:table-cell office:value-type="float" office:value="171.0252">
                <text:p>171.0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00">
                <text:p>126000</text:p>
              </table:table-cell>
              <table:table-cell office:value-type="float" office:value="110.5663">
                <text:p>110.5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00">
                <text:p>128000</text:p>
              </table:table-cell>
              <table:table-cell office:value-type="float" office:value="57.8437">
                <text:p>57.8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00">
                <text:p>130000</text:p>
              </table:table-cell>
              <table:table-cell office:value-type="float" office:value="52.0308">
                <text:p>52.0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00">
                <text:p>132000</text:p>
              </table:table-cell>
              <table:table-cell office:value-type="float" office:value="52.2438">
                <text:p>52.2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00">
                <text:p>134000</text:p>
              </table:table-cell>
              <table:table-cell office:value-type="float" office:value="82.1625">
                <text:p>82.1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00">
                <text:p>136000</text:p>
              </table:table-cell>
              <table:table-cell office:value-type="float" office:value="65.1298">
                <text:p>65.12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00">
                <text:p>138000</text:p>
              </table:table-cell>
              <table:table-cell office:value-type="float" office:value="53.4636">
                <text:p>53.4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00">
                <text:p>140000</text:p>
              </table:table-cell>
              <table:table-cell office:value-type="float" office:value="90.0076">
                <text:p>90.00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00">
                <text:p>142000</text:p>
              </table:table-cell>
              <table:table-cell office:value-type="float" office:value="4.2022">
                <text:p>4.2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00">
                <text:p>144000</text:p>
              </table:table-cell>
              <table:table-cell office:value-type="float" office:value="54.3447">
                <text:p>54.3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00">
                <text:p>146000</text:p>
              </table:table-cell>
              <table:table-cell office:value-type="float" office:value="128.2651">
                <text:p>128.2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00">
                <text:p>148000</text:p>
              </table:table-cell>
              <table:table-cell office:value-type="float" office:value="156.7443">
                <text:p>156.74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00">
                <text:p>150000</text:p>
              </table:table-cell>
              <table:table-cell office:value-type="float" office:value="115.066">
                <text:p>115.0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00">
                <text:p>152000</text:p>
              </table:table-cell>
              <table:table-cell office:value-type="float" office:value="112.556">
                <text:p>112.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00">
                <text:p>154000</text:p>
              </table:table-cell>
              <table:table-cell office:value-type="float" office:value="58.2203">
                <text:p>58.2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00">
                <text:p>156000</text:p>
              </table:table-cell>
              <table:table-cell office:value-type="float" office:value="224.0864">
                <text:p>224.0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00">
                <text:p>158000</text:p>
              </table:table-cell>
              <table:table-cell office:value-type="float" office:value="147.9252">
                <text:p>147.9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00">
                <text:p>160000</text:p>
              </table:table-cell>
              <table:table-cell office:value-type="float" office:value="78.7389">
                <text:p>78.7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00">
                <text:p>162000</text:p>
              </table:table-cell>
              <table:table-cell office:value-type="float" office:value="-79.4659">
                <text:p>-79.46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00">
                <text:p>164000</text:p>
              </table:table-cell>
              <table:table-cell office:value-type="float" office:value="-11.6984">
                <text:p>-11.6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00">
                <text:p>166000</text:p>
              </table:table-cell>
              <table:table-cell office:value-type="float" office:value="27.6985">
                <text:p>27.69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00">
                <text:p>168000</text:p>
              </table:table-cell>
              <table:table-cell office:value-type="float" office:value="27.0868">
                <text:p>27.08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00">
                <text:p>170000</text:p>
              </table:table-cell>
              <table:table-cell office:value-type="float" office:value="66.1173">
                <text:p>66.1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00">
                <text:p>172000</text:p>
              </table:table-cell>
              <table:table-cell office:value-type="float" office:value="43.3105">
                <text:p>43.3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00">
                <text:p>174000</text:p>
              </table:table-cell>
              <table:table-cell office:value-type="float" office:value="23.0007">
                <text:p>23.0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00">
                <text:p>176000</text:p>
              </table:table-cell>
              <table:table-cell office:value-type="float" office:value="91.2532">
                <text:p>91.2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00">
                <text:p>178000</text:p>
              </table:table-cell>
              <table:table-cell office:value-type="float" office:value="78.307">
                <text:p>78.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00">
                <text:p>180000</text:p>
              </table:table-cell>
              <table:table-cell office:value-type="float" office:value="142.9297">
                <text:p>142.9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00">
                <text:p>182000</text:p>
              </table:table-cell>
              <table:table-cell office:value-type="float" office:value="68.7557">
                <text:p>68.7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00">
                <text:p>184000</text:p>
              </table:table-cell>
              <table:table-cell office:value-type="float" office:value="32.9882">
                <text:p>32.98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00">
                <text:p>186000</text:p>
              </table:table-cell>
              <table:table-cell office:value-type="float" office:value="166.1961">
                <text:p>166.19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00">
                <text:p>188000</text:p>
              </table:table-cell>
              <table:table-cell office:value-type="float" office:value="56.364">
                <text:p>56.3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00">
                <text:p>190000</text:p>
              </table:table-cell>
              <table:table-cell office:value-type="float" office:value="92.549">
                <text:p>92.5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00">
                <text:p>192000</text:p>
              </table:table-cell>
              <table:table-cell office:value-type="float" office:value="75.494">
                <text:p>75.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00">
                <text:p>194000</text:p>
              </table:table-cell>
              <table:table-cell office:value-type="float" office:value="-59.4858">
                <text:p>-59.4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00">
                <text:p>196000</text:p>
              </table:table-cell>
              <table:table-cell office:value-type="float" office:value="77.1323">
                <text:p>77.1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00">
                <text:p>198000</text:p>
              </table:table-cell>
              <table:table-cell office:value-type="float" office:value="123.1302">
                <text:p>123.1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00">
                <text:p>200000</text:p>
              </table:table-cell>
              <table:table-cell office:value-type="float" office:value="57.3104">
                <text:p>57.3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00">
                <text:p>202000</text:p>
              </table:table-cell>
              <table:table-cell office:value-type="float" office:value="21.7083">
                <text:p>21.70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00">
                <text:p>204000</text:p>
              </table:table-cell>
              <table:table-cell office:value-type="float" office:value="133.3424">
                <text:p>133.34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00">
                <text:p>206000</text:p>
              </table:table-cell>
              <table:table-cell office:value-type="float" office:value="91.867">
                <text:p>91.8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00">
                <text:p>208000</text:p>
              </table:table-cell>
              <table:table-cell office:value-type="float" office:value="121.8487">
                <text:p>121.84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00">
                <text:p>210000</text:p>
              </table:table-cell>
              <table:table-cell office:value-type="float" office:value="81.5168">
                <text:p>81.5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00">
                <text:p>212000</text:p>
              </table:table-cell>
              <table:table-cell office:value-type="float" office:value="82.77">
                <text:p>82.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00">
                <text:p>214000</text:p>
              </table:table-cell>
              <table:table-cell office:value-type="float" office:value="-60.0224">
                <text:p>-60.0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00">
                <text:p>216000</text:p>
              </table:table-cell>
              <table:table-cell office:value-type="float" office:value="6.4363">
                <text:p>6.43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00">
                <text:p>218000</text:p>
              </table:table-cell>
              <table:table-cell office:value-type="float" office:value="117.5378">
                <text:p>117.53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00">
                <text:p>220000</text:p>
              </table:table-cell>
              <table:table-cell office:value-type="float" office:value="42.0358">
                <text:p>42.03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00">
                <text:p>222000</text:p>
              </table:table-cell>
              <table:table-cell office:value-type="float" office:value="128.8471">
                <text:p>128.8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00">
                <text:p>224000</text:p>
              </table:table-cell>
              <table:table-cell office:value-type="float" office:value="44.6777">
                <text:p>44.6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00">
                <text:p>226000</text:p>
              </table:table-cell>
              <table:table-cell office:value-type="float" office:value="96.7424">
                <text:p>96.74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00">
                <text:p>228000</text:p>
              </table:table-cell>
              <table:table-cell office:value-type="float" office:value="52.6319">
                <text:p>52.6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00">
                <text:p>230000</text:p>
              </table:table-cell>
              <table:table-cell office:value-type="float" office:value="74.5975">
                <text:p>74.59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00">
                <text:p>232000</text:p>
              </table:table-cell>
              <table:table-cell office:value-type="float" office:value="72.9656">
                <text:p>72.96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00">
                <text:p>234000</text:p>
              </table:table-cell>
              <table:table-cell office:value-type="float" office:value="105.0232">
                <text:p>105.02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00">
                <text:p>236000</text:p>
              </table:table-cell>
              <table:table-cell office:value-type="float" office:value="69.5525">
                <text:p>69.55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00">
                <text:p>238000</text:p>
              </table:table-cell>
              <table:table-cell office:value-type="float" office:value="90.0097">
                <text:p>90.00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00">
                <text:p>240000</text:p>
              </table:table-cell>
              <table:table-cell office:value-type="float" office:value="78.2564">
                <text:p>78.25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00">
                <text:p>242000</text:p>
              </table:table-cell>
              <table:table-cell office:value-type="float" office:value="2.1126">
                <text:p>2.1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00">
                <text:p>244000</text:p>
              </table:table-cell>
              <table:table-cell office:value-type="float" office:value="128.866">
                <text:p>128.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00">
                <text:p>246000</text:p>
              </table:table-cell>
              <table:table-cell office:value-type="float" office:value="78.7557">
                <text:p>78.75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00">
                <text:p>248000</text:p>
              </table:table-cell>
              <table:table-cell office:value-type="float" office:value="97.2326">
                <text:p>97.23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00">
                <text:p>250000</text:p>
              </table:table-cell>
              <table:table-cell office:value-type="float" office:value="137.0051">
                <text:p>137.0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00">
                <text:p>252000</text:p>
              </table:table-cell>
              <table:table-cell office:value-type="float" office:value="97.7653">
                <text:p>97.76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00">
                <text:p>254000</text:p>
              </table:table-cell>
              <table:table-cell office:value-type="float" office:value="97.2482">
                <text:p>97.24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00">
                <text:p>256000</text:p>
              </table:table-cell>
              <table:table-cell office:value-type="float" office:value="46.6133">
                <text:p>46.6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00">
                <text:p>258000</text:p>
              </table:table-cell>
              <table:table-cell office:value-type="float" office:value="133.2146">
                <text:p>133.21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00">
                <text:p>260000</text:p>
              </table:table-cell>
              <table:table-cell office:value-type="float" office:value="136.5972">
                <text:p>136.59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00">
                <text:p>262000</text:p>
              </table:table-cell>
              <table:table-cell office:value-type="float" office:value="132.9396">
                <text:p>132.93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00">
                <text:p>264000</text:p>
              </table:table-cell>
              <table:table-cell office:value-type="float" office:value="126.875">
                <text:p>126.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00">
                <text:p>266000</text:p>
              </table:table-cell>
              <table:table-cell office:value-type="float" office:value="89.2755">
                <text:p>89.27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00">
                <text:p>268000</text:p>
              </table:table-cell>
              <table:table-cell office:value-type="float" office:value="60.3342">
                <text:p>60.33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00">
                <text:p>270000</text:p>
              </table:table-cell>
              <table:table-cell office:value-type="float" office:value="51.6504">
                <text:p>51.65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00">
                <text:p>272000</text:p>
              </table:table-cell>
              <table:table-cell office:value-type="float" office:value="58.7062">
                <text:p>58.70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00">
                <text:p>274000</text:p>
              </table:table-cell>
              <table:table-cell office:value-type="float" office:value="140.3965">
                <text:p>140.39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00">
                <text:p>276000</text:p>
              </table:table-cell>
              <table:table-cell office:value-type="float" office:value="30.506">
                <text:p>30.5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00">
                <text:p>278000</text:p>
              </table:table-cell>
              <table:table-cell office:value-type="float" office:value="55.0786">
                <text:p>55.07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00">
                <text:p>280000</text:p>
              </table:table-cell>
              <table:table-cell office:value-type="float" office:value="79.8973">
                <text:p>79.8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00">
                <text:p>282000</text:p>
              </table:table-cell>
              <table:table-cell office:value-type="float" office:value="80.5314">
                <text:p>80.53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00">
                <text:p>284000</text:p>
              </table:table-cell>
              <table:table-cell office:value-type="float" office:value="102.243">
                <text:p>102.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00">
                <text:p>286000</text:p>
              </table:table-cell>
              <table:table-cell office:value-type="float" office:value="100.3752">
                <text:p>100.3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00">
                <text:p>288000</text:p>
              </table:table-cell>
              <table:table-cell office:value-type="float" office:value="57.6223">
                <text:p>57.62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00">
                <text:p>290000</text:p>
              </table:table-cell>
              <table:table-cell office:value-type="float" office:value="109.5515">
                <text:p>109.5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00">
                <text:p>292000</text:p>
              </table:table-cell>
              <table:table-cell office:value-type="float" office:value="114.4392">
                <text:p>114.4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00">
                <text:p>294000</text:p>
              </table:table-cell>
              <table:table-cell office:value-type="float" office:value="62.3744">
                <text:p>62.37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00">
                <text:p>296000</text:p>
              </table:table-cell>
              <table:table-cell office:value-type="float" office:value="-5.4454">
                <text:p>-5.4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00">
                <text:p>298000</text:p>
              </table:table-cell>
              <table:table-cell office:value-type="float" office:value="44.4896">
                <text:p>44.4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00">
                <text:p>300000</text:p>
              </table:table-cell>
              <table:table-cell office:value-type="float" office:value="123.2995">
                <text:p>123.2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00">
                <text:p>302000</text:p>
              </table:table-cell>
              <table:table-cell office:value-type="float" office:value="30.0886">
                <text:p>30.08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00">
                <text:p>304000</text:p>
              </table:table-cell>
              <table:table-cell office:value-type="float" office:value="156.3845">
                <text:p>156.3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00">
                <text:p>306000</text:p>
              </table:table-cell>
              <table:table-cell office:value-type="float" office:value="93.6053">
                <text:p>93.60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00">
                <text:p>308000</text:p>
              </table:table-cell>
              <table:table-cell office:value-type="float" office:value="72.6712">
                <text:p>72.6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00">
                <text:p>310000</text:p>
              </table:table-cell>
              <table:table-cell office:value-type="float" office:value="114.1396">
                <text:p>114.1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00">
                <text:p>312000</text:p>
              </table:table-cell>
              <table:table-cell office:value-type="float" office:value="61.5893">
                <text:p>61.58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00">
                <text:p>314000</text:p>
              </table:table-cell>
              <table:table-cell office:value-type="float" office:value="56.3958">
                <text:p>56.39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00">
                <text:p>316000</text:p>
              </table:table-cell>
              <table:table-cell office:value-type="float" office:value="62.4737">
                <text:p>62.47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00">
                <text:p>318000</text:p>
              </table:table-cell>
              <table:table-cell office:value-type="float" office:value="28.2168">
                <text:p>28.2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00">
                <text:p>320000</text:p>
              </table:table-cell>
              <table:table-cell office:value-type="float" office:value="178.3784">
                <text:p>178.37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00">
                <text:p>322000</text:p>
              </table:table-cell>
              <table:table-cell office:value-type="float" office:value="51.2068">
                <text:p>51.20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00">
                <text:p>324000</text:p>
              </table:table-cell>
              <table:table-cell office:value-type="float" office:value="113.1854">
                <text:p>113.18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00">
                <text:p>326000</text:p>
              </table:table-cell>
              <table:table-cell office:value-type="float" office:value="86.4057">
                <text:p>86.40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00">
                <text:p>328000</text:p>
              </table:table-cell>
              <table:table-cell office:value-type="float" office:value="46.3727">
                <text:p>46.37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00">
                <text:p>330000</text:p>
              </table:table-cell>
              <table:table-cell office:value-type="float" office:value="-8.8872">
                <text:p>-8.88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00">
                <text:p>332000</text:p>
              </table:table-cell>
              <table:table-cell office:value-type="float" office:value="103.9062">
                <text:p>103.90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00">
                <text:p>334000</text:p>
              </table:table-cell>
              <table:table-cell office:value-type="float" office:value="146.0575">
                <text:p>146.0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00">
                <text:p>336000</text:p>
              </table:table-cell>
              <table:table-cell office:value-type="float" office:value="101.2431">
                <text:p>101.2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00">
                <text:p>338000</text:p>
              </table:table-cell>
              <table:table-cell office:value-type="float" office:value="74.5267">
                <text:p>74.52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00">
                <text:p>340000</text:p>
              </table:table-cell>
              <table:table-cell office:value-type="float" office:value="51.7491">
                <text:p>51.74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00">
                <text:p>342000</text:p>
              </table:table-cell>
              <table:table-cell office:value-type="float" office:value="147.6024">
                <text:p>147.60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00">
                <text:p>344000</text:p>
              </table:table-cell>
              <table:table-cell office:value-type="float" office:value="65.7085">
                <text:p>65.70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00">
                <text:p>346000</text:p>
              </table:table-cell>
              <table:table-cell office:value-type="float" office:value="70.0077">
                <text:p>70.00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00">
                <text:p>348000</text:p>
              </table:table-cell>
              <table:table-cell office:value-type="float" office:value="120.9365">
                <text:p>120.9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00">
                <text:p>350000</text:p>
              </table:table-cell>
              <table:table-cell office:value-type="float" office:value="69.063">
                <text:p>69.0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00">
                <text:p>352000</text:p>
              </table:table-cell>
              <table:table-cell office:value-type="float" office:value="7.9528">
                <text:p>7.95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00">
                <text:p>354000</text:p>
              </table:table-cell>
              <table:table-cell office:value-type="float" office:value="101.391">
                <text:p>101.3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00">
                <text:p>356000</text:p>
              </table:table-cell>
              <table:table-cell office:value-type="float" office:value="147.1319">
                <text:p>147.13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00">
                <text:p>358000</text:p>
              </table:table-cell>
              <table:table-cell office:value-type="float" office:value="130.7028">
                <text:p>130.70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00">
                <text:p>360000</text:p>
              </table:table-cell>
              <table:table-cell office:value-type="float" office:value="116.2538">
                <text:p>116.25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00">
                <text:p>362000</text:p>
              </table:table-cell>
              <table:table-cell office:value-type="float" office:value="137.2758">
                <text:p>137.27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00">
                <text:p>364000</text:p>
              </table:table-cell>
              <table:table-cell office:value-type="float" office:value="91.93">
                <text:p>91.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00">
                <text:p>366000</text:p>
              </table:table-cell>
              <table:table-cell office:value-type="float" office:value="128.0322">
                <text:p>128.03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00">
                <text:p>368000</text:p>
              </table:table-cell>
              <table:table-cell office:value-type="float" office:value="136.9119">
                <text:p>136.91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00">
                <text:p>370000</text:p>
              </table:table-cell>
              <table:table-cell office:value-type="float" office:value="120.5204">
                <text:p>120.5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00">
                <text:p>372000</text:p>
              </table:table-cell>
              <table:table-cell office:value-type="float" office:value="34.8875">
                <text:p>34.8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00">
                <text:p>374000</text:p>
              </table:table-cell>
              <table:table-cell office:value-type="float" office:value="147.6521">
                <text:p>147.65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00">
                <text:p>376000</text:p>
              </table:table-cell>
              <table:table-cell office:value-type="float" office:value="66.3233">
                <text:p>66.32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00">
                <text:p>378000</text:p>
              </table:table-cell>
              <table:table-cell office:value-type="float" office:value="151.8349">
                <text:p>151.83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00">
                <text:p>380000</text:p>
              </table:table-cell>
              <table:table-cell office:value-type="float" office:value="151.6995">
                <text:p>151.69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00">
                <text:p>382000</text:p>
              </table:table-cell>
              <table:table-cell office:value-type="float" office:value="103.7286">
                <text:p>103.7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00">
                <text:p>384000</text:p>
              </table:table-cell>
              <table:table-cell office:value-type="float" office:value="105.912">
                <text:p>105.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00">
                <text:p>386000</text:p>
              </table:table-cell>
              <table:table-cell office:value-type="float" office:value="42.0073">
                <text:p>42.00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00">
                <text:p>388000</text:p>
              </table:table-cell>
              <table:table-cell office:value-type="float" office:value="163.3018">
                <text:p>163.3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00">
                <text:p>390000</text:p>
              </table:table-cell>
              <table:table-cell office:value-type="float" office:value="55.4469">
                <text:p>55.44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00">
                <text:p>392000</text:p>
              </table:table-cell>
              <table:table-cell office:value-type="float" office:value="127.7363">
                <text:p>127.73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00">
                <text:p>394000</text:p>
              </table:table-cell>
              <table:table-cell office:value-type="float" office:value="140.0316">
                <text:p>140.03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00">
                <text:p>396000</text:p>
              </table:table-cell>
              <table:table-cell office:value-type="float" office:value="140.5999">
                <text:p>140.5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00">
                <text:p>398000</text:p>
              </table:table-cell>
              <table:table-cell office:value-type="float" office:value="27.5347">
                <text:p>27.53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00">
                <text:p>400000</text:p>
              </table:table-cell>
              <table:table-cell office:value-type="float" office:value="81.8805">
                <text:p>81.88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00">
                <text:p>402000</text:p>
              </table:table-cell>
              <table:table-cell office:value-type="float" office:value="120.9513">
                <text:p>120.9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00">
                <text:p>404000</text:p>
              </table:table-cell>
              <table:table-cell office:value-type="float" office:value="110.3792">
                <text:p>110.37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00">
                <text:p>406000</text:p>
              </table:table-cell>
              <table:table-cell office:value-type="float" office:value="150.9719">
                <text:p>150.97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00">
                <text:p>408000</text:p>
              </table:table-cell>
              <table:table-cell office:value-type="float" office:value="141.2651">
                <text:p>141.26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00">
                <text:p>410000</text:p>
              </table:table-cell>
              <table:table-cell office:value-type="float" office:value="69.9312">
                <text:p>69.93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00">
                <text:p>412000</text:p>
              </table:table-cell>
              <table:table-cell office:value-type="float" office:value="93.7187">
                <text:p>93.71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00">
                <text:p>414000</text:p>
              </table:table-cell>
              <table:table-cell office:value-type="float" office:value="145.0118">
                <text:p>145.0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00">
                <text:p>416000</text:p>
              </table:table-cell>
              <table:table-cell office:value-type="float" office:value="72.7354">
                <text:p>72.73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00">
                <text:p>418000</text:p>
              </table:table-cell>
              <table:table-cell office:value-type="float" office:value="55.9433">
                <text:p>55.94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00">
                <text:p>420000</text:p>
              </table:table-cell>
              <table:table-cell office:value-type="float" office:value="41.3704">
                <text:p>41.37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00">
                <text:p>422000</text:p>
              </table:table-cell>
              <table:table-cell office:value-type="float" office:value="163.4818">
                <text:p>163.48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00">
                <text:p>424000</text:p>
              </table:table-cell>
              <table:table-cell office:value-type="float" office:value="98.7344">
                <text:p>98.73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00">
                <text:p>426000</text:p>
              </table:table-cell>
              <table:table-cell office:value-type="float" office:value="108.3287">
                <text:p>108.32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00">
                <text:p>428000</text:p>
              </table:table-cell>
              <table:table-cell office:value-type="float" office:value="128.0851">
                <text:p>128.08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00">
                <text:p>430000</text:p>
              </table:table-cell>
              <table:table-cell office:value-type="float" office:value="47.9936">
                <text:p>47.99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00">
                <text:p>432000</text:p>
              </table:table-cell>
              <table:table-cell office:value-type="float" office:value="122.4401">
                <text:p>122.44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00">
                <text:p>434000</text:p>
              </table:table-cell>
              <table:table-cell office:value-type="float" office:value="146.4644">
                <text:p>146.46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00">
                <text:p>436000</text:p>
              </table:table-cell>
              <table:table-cell office:value-type="float" office:value="94.8664">
                <text:p>94.86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00">
                <text:p>438000</text:p>
              </table:table-cell>
              <table:table-cell office:value-type="float" office:value="80.3732">
                <text:p>80.37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00">
                <text:p>440000</text:p>
              </table:table-cell>
              <table:table-cell office:value-type="float" office:value="110.9866">
                <text:p>110.98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00">
                <text:p>442000</text:p>
              </table:table-cell>
              <table:table-cell office:value-type="float" office:value="50.8336">
                <text:p>50.83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00">
                <text:p>444000</text:p>
              </table:table-cell>
              <table:table-cell office:value-type="float" office:value="63.2188">
                <text:p>63.2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00">
                <text:p>446000</text:p>
              </table:table-cell>
              <table:table-cell office:value-type="float" office:value="95.379">
                <text:p>95.3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00">
                <text:p>448000</text:p>
              </table:table-cell>
              <table:table-cell office:value-type="float" office:value="59.0429">
                <text:p>59.0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00">
                <text:p>450000</text:p>
              </table:table-cell>
              <table:table-cell office:value-type="float" office:value="68.0217">
                <text:p>68.02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00">
                <text:p>452000</text:p>
              </table:table-cell>
              <table:table-cell office:value-type="float" office:value="71.3013">
                <text:p>71.30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00">
                <text:p>454000</text:p>
              </table:table-cell>
              <table:table-cell office:value-type="float" office:value="75.1637">
                <text:p>75.16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00">
                <text:p>456000</text:p>
              </table:table-cell>
              <table:table-cell office:value-type="float" office:value="116.531">
                <text:p>116.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00">
                <text:p>458000</text:p>
              </table:table-cell>
              <table:table-cell office:value-type="float" office:value="103.9777">
                <text:p>103.97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00">
                <text:p>460000</text:p>
              </table:table-cell>
              <table:table-cell office:value-type="float" office:value="109.0113">
                <text:p>109.01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00">
                <text:p>462000</text:p>
              </table:table-cell>
              <table:table-cell office:value-type="float" office:value="155.9161">
                <text:p>155.9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00">
                <text:p>464000</text:p>
              </table:table-cell>
              <table:table-cell office:value-type="float" office:value="135.8355">
                <text:p>135.83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00">
                <text:p>466000</text:p>
              </table:table-cell>
              <table:table-cell office:value-type="float" office:value="165.2146">
                <text:p>165.21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00">
                <text:p>468000</text:p>
              </table:table-cell>
              <table:table-cell office:value-type="float" office:value="42.1022">
                <text:p>42.10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00">
                <text:p>470000</text:p>
              </table:table-cell>
              <table:table-cell office:value-type="float" office:value="113.4992">
                <text:p>113.49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00">
                <text:p>472000</text:p>
              </table:table-cell>
              <table:table-cell office:value-type="float" office:value="136.9497">
                <text:p>136.94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00">
                <text:p>474000</text:p>
              </table:table-cell>
              <table:table-cell office:value-type="float" office:value="97.0719">
                <text:p>97.0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00">
                <text:p>476000</text:p>
              </table:table-cell>
              <table:table-cell office:value-type="float" office:value="109.6291">
                <text:p>109.62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00">
                <text:p>478000</text:p>
              </table:table-cell>
              <table:table-cell office:value-type="float" office:value="80.9137">
                <text:p>80.91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00">
                <text:p>480000</text:p>
              </table:table-cell>
              <table:table-cell office:value-type="float" office:value="58.1971">
                <text:p>58.1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00">
                <text:p>482000</text:p>
              </table:table-cell>
              <table:table-cell office:value-type="float" office:value="68.647">
                <text:p>68.6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00">
                <text:p>484000</text:p>
              </table:table-cell>
              <table:table-cell office:value-type="float" office:value="44.0815">
                <text:p>44.08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00">
                <text:p>486000</text:p>
              </table:table-cell>
              <table:table-cell office:value-type="float" office:value="6.2051">
                <text:p>6.20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00">
                <text:p>488000</text:p>
              </table:table-cell>
              <table:table-cell office:value-type="float" office:value="34.0552">
                <text:p>34.05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00">
                <text:p>490000</text:p>
              </table:table-cell>
              <table:table-cell office:value-type="float" office:value="80.4752">
                <text:p>80.47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00">
                <text:p>492000</text:p>
              </table:table-cell>
              <table:table-cell office:value-type="float" office:value="123.1148">
                <text:p>123.1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00">
                <text:p>494000</text:p>
              </table:table-cell>
              <table:table-cell office:value-type="float" office:value="35.9419">
                <text:p>35.94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00">
                <text:p>496000</text:p>
              </table:table-cell>
              <table:table-cell office:value-type="float" office:value="114.2151">
                <text:p>114.21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00">
                <text:p>498000</text:p>
              </table:table-cell>
              <table:table-cell office:value-type="float" office:value="63.8662">
                <text:p>63.86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00">
                <text:p>500000</text:p>
              </table:table-cell>
              <table:table-cell office:value-type="float" office:value="157.5966">
                <text:p>157.59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00">
                <text:p>502000</text:p>
              </table:table-cell>
              <table:table-cell office:value-type="float" office:value="51.4835">
                <text:p>51.48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00">
                <text:p>504000</text:p>
              </table:table-cell>
              <table:table-cell office:value-type="float" office:value="98.5142">
                <text:p>98.51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00">
                <text:p>506000</text:p>
              </table:table-cell>
              <table:table-cell office:value-type="float" office:value="104.6443">
                <text:p>104.64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00">
                <text:p>508000</text:p>
              </table:table-cell>
              <table:table-cell office:value-type="float" office:value="169.3613">
                <text:p>169.3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00">
                <text:p>510000</text:p>
              </table:table-cell>
              <table:table-cell office:value-type="float" office:value="54.4304">
                <text:p>54.4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00">
                <text:p>512000</text:p>
              </table:table-cell>
              <table:table-cell office:value-type="float" office:value="157.1147">
                <text:p>157.11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00">
                <text:p>514000</text:p>
              </table:table-cell>
              <table:table-cell office:value-type="float" office:value="108.0863">
                <text:p>108.08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00">
                <text:p>516000</text:p>
              </table:table-cell>
              <table:table-cell office:value-type="float" office:value="77.9462">
                <text:p>77.94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00">
                <text:p>518000</text:p>
              </table:table-cell>
              <table:table-cell office:value-type="float" office:value="46.121">
                <text:p>46.1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00">
                <text:p>520000</text:p>
              </table:table-cell>
              <table:table-cell office:value-type="float" office:value="101.443">
                <text:p>101.4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00">
                <text:p>522000</text:p>
              </table:table-cell>
              <table:table-cell office:value-type="float" office:value="64.4242">
                <text:p>64.42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00">
                <text:p>524000</text:p>
              </table:table-cell>
              <table:table-cell office:value-type="float" office:value="-31.8886">
                <text:p>-31.88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00">
                <text:p>526000</text:p>
              </table:table-cell>
              <table:table-cell office:value-type="float" office:value="142.3516">
                <text:p>142.35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00">
                <text:p>528000</text:p>
              </table:table-cell>
              <table:table-cell office:value-type="float" office:value="57.273">
                <text:p>57.2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00">
                <text:p>530000</text:p>
              </table:table-cell>
              <table:table-cell office:value-type="float" office:value="51.5685">
                <text:p>51.56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00">
                <text:p>532000</text:p>
              </table:table-cell>
              <table:table-cell office:value-type="float" office:value="98.4553">
                <text:p>98.45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00">
                <text:p>534000</text:p>
              </table:table-cell>
              <table:table-cell office:value-type="float" office:value="80.781">
                <text:p>80.7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00">
                <text:p>536000</text:p>
              </table:table-cell>
              <table:table-cell office:value-type="float" office:value="8.0611">
                <text:p>8.06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00">
                <text:p>538000</text:p>
              </table:table-cell>
              <table:table-cell office:value-type="float" office:value="86.064">
                <text:p>86.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00">
                <text:p>540000</text:p>
              </table:table-cell>
              <table:table-cell office:value-type="float" office:value="71.1001">
                <text:p>71.1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00">
                <text:p>542000</text:p>
              </table:table-cell>
              <table:table-cell office:value-type="float" office:value="2.1495">
                <text:p>2.14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00">
                <text:p>544000</text:p>
              </table:table-cell>
              <table:table-cell office:value-type="float" office:value="94.0267">
                <text:p>94.02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00">
                <text:p>546000</text:p>
              </table:table-cell>
              <table:table-cell office:value-type="float" office:value="91.2837">
                <text:p>91.28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00">
                <text:p>548000</text:p>
              </table:table-cell>
              <table:table-cell office:value-type="float" office:value="126.283">
                <text:p>126.2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00">
                <text:p>550000</text:p>
              </table:table-cell>
              <table:table-cell office:value-type="float" office:value="32.5745">
                <text:p>32.57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00">
                <text:p>552000</text:p>
              </table:table-cell>
              <table:table-cell office:value-type="float" office:value="149.4587">
                <text:p>149.45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00">
                <text:p>554000</text:p>
              </table:table-cell>
              <table:table-cell office:value-type="float" office:value="88.2075">
                <text:p>88.20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00">
                <text:p>556000</text:p>
              </table:table-cell>
              <table:table-cell office:value-type="float" office:value="93.8026">
                <text:p>93.80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00">
                <text:p>558000</text:p>
              </table:table-cell>
              <table:table-cell office:value-type="float" office:value="142.3686">
                <text:p>142.36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00">
                <text:p>560000</text:p>
              </table:table-cell>
              <table:table-cell office:value-type="float" office:value="43.113">
                <text:p>43.1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00">
                <text:p>562000</text:p>
              </table:table-cell>
              <table:table-cell office:value-type="float" office:value="91.775">
                <text:p>91.7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00">
                <text:p>564000</text:p>
              </table:table-cell>
              <table:table-cell office:value-type="float" office:value="57.6802">
                <text:p>57.68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00">
                <text:p>566000</text:p>
              </table:table-cell>
              <table:table-cell office:value-type="float" office:value="103.2018">
                <text:p>103.20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00">
                <text:p>568000</text:p>
              </table:table-cell>
              <table:table-cell office:value-type="float" office:value="80.0601">
                <text:p>80.06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00">
                <text:p>570000</text:p>
              </table:table-cell>
              <table:table-cell office:value-type="float" office:value="144.9994">
                <text:p>144.99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00">
                <text:p>572000</text:p>
              </table:table-cell>
              <table:table-cell office:value-type="float" office:value="45.6797">
                <text:p>45.67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00">
                <text:p>574000</text:p>
              </table:table-cell>
              <table:table-cell office:value-type="float" office:value="142.5774">
                <text:p>142.57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00">
                <text:p>576000</text:p>
              </table:table-cell>
              <table:table-cell office:value-type="float" office:value="98.8588">
                <text:p>98.85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00">
                <text:p>578000</text:p>
              </table:table-cell>
              <table:table-cell office:value-type="float" office:value="116.8066">
                <text:p>116.80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00">
                <text:p>580000</text:p>
              </table:table-cell>
              <table:table-cell office:value-type="float" office:value="59.1866">
                <text:p>59.1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00">
                <text:p>582000</text:p>
              </table:table-cell>
              <table:table-cell office:value-type="float" office:value="4.6568">
                <text:p>4.65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00">
                <text:p>584000</text:p>
              </table:table-cell>
              <table:table-cell office:value-type="float" office:value="-42.2422">
                <text:p>-42.24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00">
                <text:p>586000</text:p>
              </table:table-cell>
              <table:table-cell office:value-type="float" office:value="118.0261">
                <text:p>118.02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00">
                <text:p>588000</text:p>
              </table:table-cell>
              <table:table-cell office:value-type="float" office:value="32.4757">
                <text:p>32.47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00">
                <text:p>590000</text:p>
              </table:table-cell>
              <table:table-cell office:value-type="float" office:value="91.4977">
                <text:p>91.49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00">
                <text:p>592000</text:p>
              </table:table-cell>
              <table:table-cell office:value-type="float" office:value="-101.7989">
                <text:p>-101.79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00">
                <text:p>594000</text:p>
              </table:table-cell>
              <table:table-cell office:value-type="float" office:value="141.6052">
                <text:p>141.60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00">
                <text:p>596000</text:p>
              </table:table-cell>
              <table:table-cell office:value-type="float" office:value="19.4734">
                <text:p>19.47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00">
                <text:p>598000</text:p>
              </table:table-cell>
              <table:table-cell office:value-type="float" office:value="6.8229">
                <text:p>6.8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00">
                <text:p>600000</text:p>
              </table:table-cell>
              <table:table-cell office:value-type="float" office:value="-117.9834">
                <text:p>-117.98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00">
                <text:p>602000</text:p>
              </table:table-cell>
              <table:table-cell office:value-type="float" office:value="-11.028">
                <text:p>-11.0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00">
                <text:p>604000</text:p>
              </table:table-cell>
              <table:table-cell office:value-type="float" office:value="-1.7978">
                <text:p>-1.79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00">
                <text:p>606000</text:p>
              </table:table-cell>
              <table:table-cell office:value-type="float" office:value="39.499">
                <text:p>39.4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00">
                <text:p>608000</text:p>
              </table:table-cell>
              <table:table-cell office:value-type="float" office:value="-6.5241">
                <text:p>-6.52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00">
                <text:p>610000</text:p>
              </table:table-cell>
              <table:table-cell office:value-type="float" office:value="35.6374">
                <text:p>35.63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00">
                <text:p>612000</text:p>
              </table:table-cell>
              <table:table-cell office:value-type="float" office:value="104.7394">
                <text:p>104.73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00">
                <text:p>614000</text:p>
              </table:table-cell>
              <table:table-cell office:value-type="float" office:value="-30.4456">
                <text:p>-30.44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00">
                <text:p>616000</text:p>
              </table:table-cell>
              <table:table-cell office:value-type="float" office:value="-40.8529">
                <text:p>-40.85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00">
                <text:p>618000</text:p>
              </table:table-cell>
              <table:table-cell office:value-type="float" office:value="-20.6156">
                <text:p>-20.61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00">
                <text:p>620000</text:p>
              </table:table-cell>
              <table:table-cell office:value-type="float" office:value="-90.2801">
                <text:p>-90.28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00">
                <text:p>622000</text:p>
              </table:table-cell>
              <table:table-cell office:value-type="float" office:value="-53.11">
                <text:p>-53.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00">
                <text:p>624000</text:p>
              </table:table-cell>
              <table:table-cell office:value-type="float" office:value="32.631">
                <text:p>32.6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00">
                <text:p>626000</text:p>
              </table:table-cell>
              <table:table-cell office:value-type="float" office:value="102.926">
                <text:p>102.9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00">
                <text:p>628000</text:p>
              </table:table-cell>
              <table:table-cell office:value-type="float" office:value="-79.2189">
                <text:p>-79.21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00">
                <text:p>630000</text:p>
              </table:table-cell>
              <table:table-cell office:value-type="float" office:value="-51.9082">
                <text:p>-51.90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00">
                <text:p>632000</text:p>
              </table:table-cell>
              <table:table-cell office:value-type="float" office:value="-1.8634">
                <text:p>-1.86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00">
                <text:p>634000</text:p>
              </table:table-cell>
              <table:table-cell office:value-type="float" office:value="85.0248">
                <text:p>85.02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00">
                <text:p>636000</text:p>
              </table:table-cell>
              <table:table-cell office:value-type="float" office:value="-27.3901">
                <text:p>-27.39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00">
                <text:p>638000</text:p>
              </table:table-cell>
              <table:table-cell office:value-type="float" office:value="43.8178">
                <text:p>43.81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00">
                <text:p>640000</text:p>
              </table:table-cell>
              <table:table-cell office:value-type="float" office:value="11.407">
                <text:p>11.4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00">
                <text:p>642000</text:p>
              </table:table-cell>
              <table:table-cell office:value-type="float" office:value="73.6901">
                <text:p>73.69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00">
                <text:p>644000</text:p>
              </table:table-cell>
              <table:table-cell office:value-type="float" office:value="96.2087">
                <text:p>96.20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00">
                <text:p>646000</text:p>
              </table:table-cell>
              <table:table-cell office:value-type="float" office:value="30.7067">
                <text:p>30.70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00">
                <text:p>648000</text:p>
              </table:table-cell>
              <table:table-cell office:value-type="float" office:value="55.7015">
                <text:p>55.70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00">
                <text:p>650000</text:p>
              </table:table-cell>
              <table:table-cell office:value-type="float" office:value="82.4354">
                <text:p>82.43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00">
                <text:p>652000</text:p>
              </table:table-cell>
              <table:table-cell office:value-type="float" office:value="55.504">
                <text:p>55.5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00">
                <text:p>654000</text:p>
              </table:table-cell>
              <table:table-cell office:value-type="float" office:value="131.9413">
                <text:p>131.94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00">
                <text:p>656000</text:p>
              </table:table-cell>
              <table:table-cell office:value-type="float" office:value="93.4076">
                <text:p>93.4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00">
                <text:p>658000</text:p>
              </table:table-cell>
              <table:table-cell office:value-type="float" office:value="54.0015">
                <text:p>54.00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00">
                <text:p>660000</text:p>
              </table:table-cell>
              <table:table-cell office:value-type="float" office:value="8.3153">
                <text:p>8.31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00">
                <text:p>662000</text:p>
              </table:table-cell>
              <table:table-cell office:value-type="float" office:value="-98.1164">
                <text:p>-98.1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00">
                <text:p>664000</text:p>
              </table:table-cell>
              <table:table-cell office:value-type="float" office:value="55.5406">
                <text:p>55.54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00">
                <text:p>666000</text:p>
              </table:table-cell>
              <table:table-cell office:value-type="float" office:value="32.6916">
                <text:p>32.69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00">
                <text:p>668000</text:p>
              </table:table-cell>
              <table:table-cell office:value-type="float" office:value="50.0127">
                <text:p>50.01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00">
                <text:p>670000</text:p>
              </table:table-cell>
              <table:table-cell office:value-type="float" office:value="-18.3566">
                <text:p>-18.35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00">
                <text:p>672000</text:p>
              </table:table-cell>
              <table:table-cell office:value-type="float" office:value="23.2687">
                <text:p>23.26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00">
                <text:p>674000</text:p>
              </table:table-cell>
              <table:table-cell office:value-type="float" office:value="-13.793">
                <text:p>-13.7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00">
                <text:p>676000</text:p>
              </table:table-cell>
              <table:table-cell office:value-type="float" office:value="10.3079">
                <text:p>10.30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00">
                <text:p>678000</text:p>
              </table:table-cell>
              <table:table-cell office:value-type="float" office:value="91.024">
                <text:p>91.0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00">
                <text:p>680000</text:p>
              </table:table-cell>
              <table:table-cell office:value-type="float" office:value="30.0352">
                <text:p>30.03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00">
                <text:p>682000</text:p>
              </table:table-cell>
              <table:table-cell office:value-type="float" office:value="127.3227">
                <text:p>127.32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00">
                <text:p>684000</text:p>
              </table:table-cell>
              <table:table-cell office:value-type="float" office:value="115.0809">
                <text:p>115.08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00">
                <text:p>686000</text:p>
              </table:table-cell>
              <table:table-cell office:value-type="float" office:value="81.3334">
                <text:p>81.3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00">
                <text:p>688000</text:p>
              </table:table-cell>
              <table:table-cell office:value-type="float" office:value="112.9655">
                <text:p>112.96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00">
                <text:p>690000</text:p>
              </table:table-cell>
              <table:table-cell office:value-type="float" office:value="8.5746">
                <text:p>8.57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00">
                <text:p>692000</text:p>
              </table:table-cell>
              <table:table-cell office:value-type="float" office:value="133.9971">
                <text:p>133.99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00">
                <text:p>694000</text:p>
              </table:table-cell>
              <table:table-cell office:value-type="float" office:value="31.7659">
                <text:p>31.76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00">
                <text:p>696000</text:p>
              </table:table-cell>
              <table:table-cell office:value-type="float" office:value="107.1576">
                <text:p>107.15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00">
                <text:p>698000</text:p>
              </table:table-cell>
              <table:table-cell office:value-type="float" office:value="27.8007">
                <text:p>27.80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00">
                <text:p>700000</text:p>
              </table:table-cell>
              <table:table-cell office:value-type="float" office:value="-26.0551">
                <text:p>-26.05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00">
                <text:p>702000</text:p>
              </table:table-cell>
              <table:table-cell office:value-type="float" office:value="-38.7022">
                <text:p>-38.70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00">
                <text:p>704000</text:p>
              </table:table-cell>
              <table:table-cell office:value-type="float" office:value="112.9126">
                <text:p>112.91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00">
                <text:p>706000</text:p>
              </table:table-cell>
              <table:table-cell office:value-type="float" office:value="129.2413">
                <text:p>129.2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00">
                <text:p>708000</text:p>
              </table:table-cell>
              <table:table-cell office:value-type="float" office:value="121.8851">
                <text:p>121.88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00">
                <text:p>710000</text:p>
              </table:table-cell>
              <table:table-cell office:value-type="float" office:value="139.8282">
                <text:p>139.82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00">
                <text:p>712000</text:p>
              </table:table-cell>
              <table:table-cell office:value-type="float" office:value="-12.8932">
                <text:p>-12.89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00">
                <text:p>714000</text:p>
              </table:table-cell>
              <table:table-cell office:value-type="float" office:value="86.4396">
                <text:p>86.43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00">
                <text:p>716000</text:p>
              </table:table-cell>
              <table:table-cell office:value-type="float" office:value="72.6643">
                <text:p>72.66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00">
                <text:p>718000</text:p>
              </table:table-cell>
              <table:table-cell office:value-type="float" office:value="119.6225">
                <text:p>119.62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00">
                <text:p>720000</text:p>
              </table:table-cell>
              <table:table-cell office:value-type="float" office:value="46.8778">
                <text:p>46.87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00">
                <text:p>722000</text:p>
              </table:table-cell>
              <table:table-cell office:value-type="float" office:value="-20.2305">
                <text:p>-20.23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00">
                <text:p>724000</text:p>
              </table:table-cell>
              <table:table-cell office:value-type="float" office:value="39.0507">
                <text:p>39.05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00">
                <text:p>726000</text:p>
              </table:table-cell>
              <table:table-cell office:value-type="float" office:value="119.6954">
                <text:p>119.69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00">
                <text:p>728000</text:p>
              </table:table-cell>
              <table:table-cell office:value-type="float" office:value="-5.5227">
                <text:p>-5.52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00">
                <text:p>730000</text:p>
              </table:table-cell>
              <table:table-cell office:value-type="float" office:value="124.557">
                <text:p>124.5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00">
                <text:p>732000</text:p>
              </table:table-cell>
              <table:table-cell office:value-type="float" office:value="138.3716">
                <text:p>138.37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00">
                <text:p>734000</text:p>
              </table:table-cell>
              <table:table-cell office:value-type="float" office:value="71.5299">
                <text:p>71.52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00">
                <text:p>736000</text:p>
              </table:table-cell>
              <table:table-cell office:value-type="float" office:value="9.7501">
                <text:p>9.75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00">
                <text:p>738000</text:p>
              </table:table-cell>
              <table:table-cell office:value-type="float" office:value="73.7369">
                <text:p>73.73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00">
                <text:p>740000</text:p>
              </table:table-cell>
              <table:table-cell office:value-type="float" office:value="34.0079">
                <text:p>34.00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00">
                <text:p>742000</text:p>
              </table:table-cell>
              <table:table-cell office:value-type="float" office:value="-38.1672">
                <text:p>-38.16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00">
                <text:p>744000</text:p>
              </table:table-cell>
              <table:table-cell office:value-type="float" office:value="28.9394">
                <text:p>28.93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00">
                <text:p>746000</text:p>
              </table:table-cell>
              <table:table-cell office:value-type="float" office:value="102.2785">
                <text:p>102.27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00">
                <text:p>748000</text:p>
              </table:table-cell>
              <table:table-cell office:value-type="float" office:value="94.0571">
                <text:p>94.05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00">
                <text:p>750000</text:p>
              </table:table-cell>
              <table:table-cell office:value-type="float" office:value="95.6916">
                <text:p>95.69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00">
                <text:p>752000</text:p>
              </table:table-cell>
              <table:table-cell office:value-type="float" office:value="121.2094">
                <text:p>121.20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00">
                <text:p>754000</text:p>
              </table:table-cell>
              <table:table-cell office:value-type="float" office:value="137.9519">
                <text:p>137.95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00">
                <text:p>756000</text:p>
              </table:table-cell>
              <table:table-cell office:value-type="float" office:value="58.0719">
                <text:p>58.07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00">
                <text:p>758000</text:p>
              </table:table-cell>
              <table:table-cell office:value-type="float" office:value="141.028">
                <text:p>141.0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00">
                <text:p>760000</text:p>
              </table:table-cell>
              <table:table-cell office:value-type="float" office:value="115.1041">
                <text:p>115.10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00">
                <text:p>762000</text:p>
              </table:table-cell>
              <table:table-cell office:value-type="float" office:value="142.1828">
                <text:p>142.18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00">
                <text:p>764000</text:p>
              </table:table-cell>
              <table:table-cell office:value-type="float" office:value="-6.048">
                <text:p>-6.0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00">
                <text:p>766000</text:p>
              </table:table-cell>
              <table:table-cell office:value-type="float" office:value="142.803">
                <text:p>142.8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00">
                <text:p>768000</text:p>
              </table:table-cell>
              <table:table-cell office:value-type="float" office:value="146.0057">
                <text:p>146.00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00">
                <text:p>770000</text:p>
              </table:table-cell>
              <table:table-cell office:value-type="float" office:value="141.3993">
                <text:p>141.39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00">
                <text:p>772000</text:p>
              </table:table-cell>
              <table:table-cell office:value-type="float" office:value="13.7004">
                <text:p>13.70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00">
                <text:p>774000</text:p>
              </table:table-cell>
              <table:table-cell office:value-type="float" office:value="83.5671">
                <text:p>83.56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00">
                <text:p>776000</text:p>
              </table:table-cell>
              <table:table-cell office:value-type="float" office:value="114.4651">
                <text:p>114.46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00">
                <text:p>778000</text:p>
              </table:table-cell>
              <table:table-cell office:value-type="float" office:value="107.7928">
                <text:p>107.79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00">
                <text:p>780000</text:p>
              </table:table-cell>
              <table:table-cell office:value-type="float" office:value="129.1719">
                <text:p>129.17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00">
                <text:p>782000</text:p>
              </table:table-cell>
              <table:table-cell office:value-type="float" office:value="105.3966">
                <text:p>105.39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00">
                <text:p>784000</text:p>
              </table:table-cell>
              <table:table-cell office:value-type="float" office:value="97.3518">
                <text:p>97.35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00">
                <text:p>786000</text:p>
              </table:table-cell>
              <table:table-cell office:value-type="float" office:value="0.2537">
                <text:p>0.25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00">
                <text:p>788000</text:p>
              </table:table-cell>
              <table:table-cell office:value-type="float" office:value="170.7292">
                <text:p>170.72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00">
                <text:p>790000</text:p>
              </table:table-cell>
              <table:table-cell office:value-type="float" office:value="73.6221">
                <text:p>73.62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00">
                <text:p>792000</text:p>
              </table:table-cell>
              <table:table-cell office:value-type="float" office:value="164.8821">
                <text:p>164.88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00">
                <text:p>794000</text:p>
              </table:table-cell>
              <table:table-cell office:value-type="float" office:value="142.8615">
                <text:p>142.86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00">
                <text:p>796000</text:p>
              </table:table-cell>
              <table:table-cell office:value-type="float" office:value="161.1388">
                <text:p>161.13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00">
                <text:p>798000</text:p>
              </table:table-cell>
              <table:table-cell office:value-type="float" office:value="152.075">
                <text:p>152.0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00">
                <text:p>800000</text:p>
              </table:table-cell>
              <table:table-cell office:value-type="float" office:value="124.0287">
                <text:p>124.0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